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manifest.rdf" manifest:media-type="application/rdf+xml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content.xml" manifest:media-type="text/xml"/>
  <manifest:file-entry manifest:full-path="Pictures/1000000100000044000000228A8DF4DD2EF0EF5F.png" manifest:media-type="image/png"/>
  <manifest:file-entry manifest:full-path="Pictures/2000003E000006F40000036AA6CF9DD2C802AB20.svm" manifest:media-type="image/x-svm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Configurations2/" manifest:media-type="application/vnd.sun.xml.ui.configuration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settings.xml" manifest:media-type="text/xml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" manifest:media-type="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 style:font-charset="x-symbol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roman" style:font-pitch="variable"/>
    <style:font-face style:name="Lucida Sans3" svg:font-family="'Lucida Sans'" style:font-family-generic="system" style:font-pitch="variable" style:font-charset="x-symbol"/>
    <style:font-face style:name="Lucida Sans4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pitch="variable" style:font-charset="x-symbol"/>
    <style:font-face style:name="SimSun1" svg:font-family="SimSun" style:font-pitch="variable"/>
    <style:font-face style:name="SimSun2" svg:font-family="SimSun" style:font-family-generic="roman" style:font-pitch="variable"/>
    <style:font-face style:name="SimSun3" svg:font-family="SimSun" style:font-family-generic="system" style:font-pitch="variable" style:font-charset="x-symbol"/>
    <style:font-face style:name="SimSun4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37" style:family="table">
      <style:table-properties style:width="9.144cm" fo:margin-left="0cm" fo:margin-right="0.007cm" table:align="margins" style:writing-mode="lr-tb"/>
    </style:style>
    <style:style style:name="Tableau37.A" style:family="table-column">
      <style:table-column-properties style:column-width="1.143cm" style:rel-column-width="8191*"/>
    </style:style>
    <style:style style:name="Tableau37.H" style:family="table-column">
      <style:table-column-properties style:column-width="1.143cm" style:rel-column-width="8198*"/>
    </style:style>
    <style:style style:name="Tableau37.1" style:family="table-row">
      <style:table-row-properties style:min-row-height="1.265cm"/>
    </style:style>
    <style:style style:name="Tableau37.A1" style:family="table-cell">
      <style:table-cell-properties style:vertical-align="middle" fo:padding="0.097cm" fo:border="none"/>
    </style:style>
    <style:style style:name="Tableau38" style:family="table">
      <style:table-properties style:width="9.095cm" fo:margin-top="0.3cm" fo:margin-bottom="0cm" table:align="left" style:writing-mode="lr-tb"/>
    </style:style>
    <style:style style:name="Tableau38.A" style:family="table-column">
      <style:table-column-properties style:column-width="4.597cm"/>
    </style:style>
    <style:style style:name="Tableau38.B" style:family="table-column">
      <style:table-column-properties style:column-width="4.498cm"/>
    </style:style>
    <style:style style:name="Tableau38.1" style:family="table-row">
      <style:table-row-properties style:min-row-height="0.801cm"/>
    </style:style>
    <style:style style:name="Tableau38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8.B1" style:family="table-cell">
      <style:table-cell-properties style:vertical-align="middle" fo:padding="0.097cm" fo:border="0.5pt solid #000000"/>
    </style:style>
    <style:style style:name="Tableau38.A2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3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8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9" style:family="table">
      <style:table-properties style:width="9.151cm" table:align="margins" style:writing-mode="lr-tb"/>
    </style:style>
    <style:style style:name="Tableau39.A" style:family="table-column">
      <style:table-column-properties style:column-width="1.831cm" style:rel-column-width="13107*"/>
    </style:style>
    <style:style style:name="Tableau39.1" style:family="table-row">
      <style:table-row-properties style:min-row-height="0.7cm"/>
    </style:style>
    <style:style style:name="Tableau3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9.E1" style:family="table-cell">
      <style:table-cell-properties style:vertical-align="middle" fo:padding="0.097cm" fo:border="0.5pt solid #000000"/>
    </style:style>
    <style:style style:name="Tableau3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9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  <style:text-properties officeooo:paragraph-rsid="00c01cff"/>
    </style:style>
    <style:style style:name="P3" style:family="paragraph" style:parent-style-name="_5f_Header_20_G_20_page_20_paire_20__28_G_29_">
      <style:text-properties officeooo:rsid="00fbc68f" officeooo:paragraph-rsid="00fbc68f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N_20_page_20_paire_20__28_G_29_">
      <style:text-properties officeooo:rsid="00f84d06" officeooo:paragraph-rsid="00f84d06"/>
    </style:style>
    <style:style style:name="P6" style:family="paragraph" style:parent-style-name="_5f_Header_20_D_20_page_20_impaire_20__28_D_29_">
      <style:text-properties officeooo:rsid="00fe4814" officeooo:paragraph-rsid="00fe4814"/>
    </style:style>
    <style:style style:name="P7" style:family="paragraph" style:parent-style-name="_5f_Header_20_D_20_page_20_impaire_20__28_D_29_">
      <style:text-properties officeooo:rsid="0101821f" officeooo:paragraph-rsid="0101821f"/>
    </style:style>
    <style:style style:name="P8" style:family="paragraph" style:parent-style-name="_5f_Header_20_M_20_page_20_impaire_20__28_D_29_">
      <style:text-properties officeooo:rsid="0101a5c8" officeooo:paragraph-rsid="0101a5c8"/>
    </style:style>
    <style:style style:name="P9" style:family="paragraph" style:parent-style-name="_5f_Header_20_M_20_page_20_impaire_20__28_D_29_">
      <style:text-properties officeooo:rsid="01035d0f" officeooo:paragraph-rsid="01035d0f"/>
    </style:style>
    <style:style style:name="P10" style:family="paragraph" style:parent-style-name="_5f_Header_20_P_20_page_20_paire_20__28_G_29_">
      <style:text-properties officeooo:rsid="0107aa33" officeooo:paragraph-rsid="0107aa33"/>
    </style:style>
    <style:style style:name="P11" style:family="paragraph" style:parent-style-name="_5f_Header_20_P_20_page_20_paire_20__28_G_29_">
      <style:text-properties officeooo:rsid="0106b7af" officeooo:paragraph-rsid="0106b7af"/>
    </style:style>
    <style:style style:name="P1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4" style:family="paragraph" style:parent-style-name="_5f_Paragraphe" style:master-page-name="">
      <style:paragraph-properties style:page-number="auto" fo:break-before="auto" fo:break-after="auto"/>
      <style:text-properties officeooo:paragraph-rsid="00c01cff"/>
    </style:style>
    <style:style style:name="P15" style:family="paragraph" style:parent-style-name="_5f_Paragraphe">
      <style:text-properties officeooo:paragraph-rsid="00c01cff"/>
    </style:style>
    <style:style style:name="P16" style:family="paragraph" style:parent-style-name="_5f_Paragraphe_5f_avec_5f_espace_5f_en_5f_dessous">
      <style:text-properties officeooo:paragraph-rsid="00c01cff"/>
    </style:style>
    <style:style style:name="P17" style:family="paragraph" style:parent-style-name="_5f_Paragraphe" style:master-page-name="SERIE_5f_NUMERIQUE_5f_CLR_5f_d7e12c_5f_2COL">
      <style:paragraph-properties style:page-number="auto" fo:break-before="page"/>
    </style:style>
    <style:style style:name="P18" style:family="paragraph" style:parent-style-name="_5f_Footer_20_page_20_impaire_20__28_D_29_"/>
    <style:style style:name="P19" style:family="paragraph" style:parent-style-name="_5f_Footer_20_page_20_impaire_20__28_D_29_">
      <style:text-properties officeooo:paragraph-rsid="01316a8b"/>
    </style:style>
    <style:style style:name="P20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1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2" style:family="paragraph" style:parent-style-name="_5f_Footer_20_page_20_paire_20__28_G_29_"/>
    <style:style style:name="P23" style:family="paragraph" style:parent-style-name="_5f_Footer_20_page_20_paire_20__28_G_29_">
      <style:text-properties officeooo:paragraph-rsid="01316a8b"/>
    </style:style>
    <style:style style:name="P24" style:family="paragraph" style:parent-style-name="_5f_Footer_20_page_20_paire_20__28_G_29_">
      <style:text-properties officeooo:paragraph-rsid="01336347"/>
    </style:style>
    <style:style style:name="P25" style:family="paragraph" style:parent-style-name="_5f_Footer_20_page_20_paire_20__28_G_29_">
      <style:text-properties officeooo:paragraph-rsid="0135ac9e"/>
    </style:style>
    <style:style style:name="P26" style:family="paragraph" style:parent-style-name="_5f_Footer_20_page_20_paire_20__28_G_29_">
      <style:text-properties officeooo:paragraph-rsid="01397109"/>
    </style:style>
    <style:style style:name="P27" style:family="paragraph" style:parent-style-name="_5f_Footer_20_page_20_paire_20__28_G_29_">
      <style:text-properties officeooo:paragraph-rsid="013b50d8"/>
    </style:style>
    <style:style style:name="P28" style:family="paragraph" style:parent-style-name="_5f_Footer_20_page_20_paire_20__28_G_29_">
      <style:text-properties officeooo:paragraph-rsid="013c280e"/>
    </style:style>
    <style:style style:name="P29" style:family="paragraph" style:parent-style-name="_5f_Footer_20_page_20_paire_20__28_G_29_">
      <style:text-properties officeooo:paragraph-rsid="0142af40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7" style:family="paragraph" style:parent-style-name="_5f_Header_20_D_20_page_20_paire_20__28_G_29_">
      <style:text-properties officeooo:paragraph-rsid="00fe4814"/>
    </style:style>
    <style:style style:name="P38" style:family="paragraph" style:parent-style-name="_5f_Header_20_D_20_page_20_paire_20__28_G_29_">
      <style:text-properties officeooo:rsid="0101821f" officeooo:paragraph-rsid="0101821f"/>
    </style:style>
    <style:style style:name="P39" style:family="paragraph" style:parent-style-name="_5f_Header_20_G_20_page_20_paire_20__28_G_29_">
      <style:text-properties officeooo:rsid="00ff3616" officeooo:paragraph-rsid="00ff3616"/>
    </style:style>
    <style:style style:name="P40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1" style:family="paragraph" style:parent-style-name="_5f_Header_20_M_20_page_20_impaire_20__28_D_29_">
      <style:text-properties officeooo:rsid="01035d0f" officeooo:paragraph-rsid="01035d0f"/>
    </style:style>
    <style:style style:name="P42" style:family="paragraph" style:parent-style-name="_5f_Header_20_M_20_page_20_paire_20__28_G_29_">
      <style:text-properties officeooo:rsid="0101a5c8" officeooo:paragraph-rsid="0101a5c8"/>
    </style:style>
    <style:style style:name="P43" style:family="paragraph" style:parent-style-name="_5f_Header_20_N_20_page_20_impaire_20__28_D_29_">
      <style:text-properties officeooo:rsid="010462d7" officeooo:paragraph-rsid="010462d7"/>
    </style:style>
    <style:style style:name="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5" style:family="paragraph" style:parent-style-name="_5f_Header_20_P_20_page_20_paire_20__28_G_29_">
      <style:text-properties officeooo:rsid="0107aa33" officeooo:paragraph-rsid="0107aa33"/>
    </style:style>
    <style:style style:name="P46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7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8" style:family="paragraph" style:parent-style-name="_5f_Paragraphe_5f_avec_5f_Num_5f_Question" style:list-style-name="_5f_Numérotation_20_des_20_exercices"/>
    <style:style style:name="P49" style:family="paragraph" style:parent-style-name="_5f_Premier_5f_Titre_5f_Exercices_5f_avec_5f_Num_5f_Exo_5f_sans_5f_Titre" style:list-style-name="_5f_Numérotation_20_des_20_exercices"/>
    <style:style style:name="P50" style:family="paragraph" style:parent-style-name="_5f_Titre_5f_Exercices_5f_sans_5f_Titre" style:list-style-name="_5f_Numérotation_20_des_20_exercices"/>
    <style:style style:name="P51" style:family="paragraph">
      <loext:graphic-properties draw:fill="solid" draw:fill-color="#7fb241"/>
    </style:style>
    <style:style style:name="P52" style:family="paragraph">
      <style:paragraph-properties fo:text-align="center"/>
    </style:style>
    <style:style style:name="P53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4" style:family="paragraph">
      <loext:graphic-properties draw:fill="solid" draw:fill-color="#9d0f89"/>
    </style:style>
    <style:style style:name="P55" style:family="paragraph">
      <loext:graphic-properties draw:fill="solid" draw:fill-color="#1ca2b8"/>
    </style:style>
    <style:style style:name="P56" style:family="paragraph">
      <loext:graphic-properties draw:fill="solid" draw:fill-color="#d7e12c"/>
    </style:style>
    <style:style style:name="P57" style:family="paragraph">
      <loext:graphic-properties draw:fill="solid" draw:fill-color="#f99e06"/>
    </style:style>
    <style:style style:name="P58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59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0" style:family="paragraph">
      <loext:graphic-properties draw:fill="solid" draw:fill-color="#f2ffe5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2" style:family="paragraph">
      <loext:graphic-properties draw:fill="solid" draw:fill-color="#fff2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/>
      <style:paragraph-properties fo:text-align="center"/>
    </style:style>
    <style:style style:name="P6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0cm" fo:margin-right="0cm" fo:margin-top="0cm" fo:margin-bottom="0cm" fo:line-height="100%" fo:text-indent="0cm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68" style:family="paragraph">
      <loext:graphic-properties draw:fill="none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d7e12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d62e4e"/>
    </style:style>
    <style:style style:name="P7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0c6ccef"/>
    </style:style>
    <style:style style:name="T10" style:family="text">
      <style:text-properties fo:color="#000000" loext:opacity="100%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officeooo:rsid="00d3671a"/>
    </style:style>
    <style:style style:name="T12" style:family="text">
      <style:text-properties officeooo:rsid="00d55021"/>
    </style:style>
    <style:style style:name="T1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language="fr" fo:country="FR" fo:font-style="normal" fo:text-shadow="none" style:text-underline-style="none" fo:font-weight="normal" style:letter-kerning="true" style:font-name-asian="OpenSymbol3" style:font-size-asian="18pt" style:language-asian="fr" style:country-asian="FR" style:font-style-asian="normal" style:font-weight-asian="normal" style:font-name-complex="OpenSymbol3" style:font-size-complex="21.200000762939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language="fr" fo:country="FR" fo:font-style="normal" fo:text-shadow="none" style:text-underline-style="none" fo:font-weight="normal" style:letter-kerning="true" style:font-name-asian="Lucida Sans Unicode" style:font-size-asian="18pt" style:language-asian="fr" style:country-asian="FR" style:font-style-asian="normal" style:font-weight-asian="normal" style:font-name-complex="Tahoma1" style:font-size-complex="21.200000762939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699cm">
          <style:column-sep style:width="0.035cm" style:color="#808080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>
          <style:column-sep style:width="0.021cm" style:color="#b2b2b2" style:height="100%" style:style="none"/>
          <style:column style:rel-width="1820*" fo:start-indent="0cm" fo:end-indent="0.15cm"/>
          <style:column style:rel-width="1726*" fo:start-indent="0.15cm" fo:end-indent="0.15cm"/>
          <style:column style:rel-width="1642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none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gr1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12" style:family="graphic">
      <style:graphic-properties style:writing-mode="lr-tb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25cm" svg:stroke-color="#9d0f89" draw:marker-start="Arrow_20_concave" draw:marker-start-width="0.229cm" draw:marker-start-center="false" draw:marker-end="" draw:marker-end-width="0.33cm" draw:marker-end-center="false" draw:fill="solid" draw:fill-color="#f2ffe5" draw:textarea-horizontal-align="center" draw:textarea-vertical-align="middle" fo:padding-top="0.011cm" fo:padding-bottom="0.011cm" fo:padding-left="0.011cm" fo:padding-right="0.011cm" fo:wrap-option="wrap" draw:shadow="hidden" draw:shadow-offset-x="0.3cm" draw:shadow-offset-y="0.3cm" draw:shadow-color="#808080" loext:decorative="false" style:run-through="foreground"/>
    </style:style>
    <style:style style:name="gr14" style:family="graphic">
      <style:graphic-properties draw:stroke="solid" svg:stroke-width="0.025cm" svg:stroke-color="#9d0f89" draw:marker-start="" draw:marker-start-width="0.33cm" draw:marker-start-center="false" draw:marker-end="" draw:marker-end-width="0.33cm" draw:marker-end-center="false" draw:fill="solid" draw:fill-color="#fff2cc" draw:textarea-horizontal-align="center" draw:textarea-vertical-align="middle" fo:padding-top="0.138cm" fo:padding-bottom="0.138cm" fo:padding-left="0.261cm" fo:padding-right="0.261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5" style:family="graphic">
      <style:graphic-properties loext:decorative="false" style:run-through="foreground"/>
    </style:style>
    <style:style style:name="gr16" style:family="graphic">
      <style:graphic-properties draw:stroke="solid" svg:stroke-width="0.03cm" svg:stroke-color="#1ca2b8" draw:marker-start="Arrow_20_concave" draw:marker-start-width="0.245cm" draw:marker-start-center="false" draw:marker-end="" draw:marker-end-width="0.346cm" draw:marker-end-center="false" draw:fill="solid" draw:fill-color="#f2ffe5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loext:decorative="false" style:run-through="foreground"/>
    </style:style>
    <style:style style:name="gr17" style:family="graphic">
      <style:graphic-properties draw:stroke="solid" svg:stroke-width="0.019cm" svg:stroke-color="#1ca2b8" draw:marker-start="" draw:marker-start-width="0.33cm" draw:marker-start-center="false" draw:marker-end="" draw:marker-end-width="0.33cm" draw:marker-end-center="false" draw:fill="solid" draw:fill-color="#fff2cc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19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loext:decorative="false" style:run-through="foreground"/>
    </style:style>
    <style:style style:name="gr21" style:family="graphic">
      <style:graphic-properties draw:stroke="solid" svg:stroke-width="0.019cm" svg:stroke-color="#000000" draw:marker-start-width="0.333cm" draw:marker-start-center="false" draw:marker-end="Arrow_20_concave" draw:marker-end-width="0.27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" style:family="graphic">
      <style:graphic-properties draw:stroke="solid" svg:stroke-width="0.03cm" svg:stroke-color="#000000" draw:marker-start-width="0.344cm" draw:marker-start-center="false" draw:marker-end-width="0.344cm" draw:marker-end-center="false" draw:fill="solid" draw:fill-color="#00b8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loext:decorative="false" style:run-through="foreground"/>
    </style:style>
    <style:style style:name="gr23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69cm" fo:min-width="0.20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4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28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5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 style:run-through="foreground"/>
    </style:style>
    <style:style style:name="gr28" style:family="graphic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9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d7e12c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add9e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1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2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9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37">
        <text:h text:style-name="P17" text:outline-level="1"><draw:g text:anchor-type="paragraph" draw:z-index="63" draw:name="Forme5" draw:style-name="gr10"><draw:custom-shape draw:style-name="gr11" draw:text-style-name="P59" svg:width="3.964cm" svg:height="0.641cm" draw:transform="skewX (0.00279252680319092) rotate (0.0872664625997165) translate (-0.583847222222222cm -0.130527777777778cm)"><text:p text:style-name="P58"><text:span text:style-name="T14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009cm" svg:y="0.242cm" svg:width="9.135cm" draw:z-index="60"><draw:text-box fo:min-height="3.93cm"><text:section text:style-name="Sect1" text:name="Section11"><text:h text:style-name="P14" text:outline-level="1"><text:span text:style-name="_5f_Caractères">Détermine le nombre manquant dans l'égalité</text:span><text:span text:style-name="_5f_Caractères"><text:span text:style-name="T9"> : </text:span></text:span></text:h><text:h text:style-name="P2" text:outline-level="1"><text:span text:style-name="_5f_Caractères"><draw:frame draw:style-name="fr4" draw:name="Objet1111" text:anchor-type="as-char" svg:y="-0.534cm" svg:width="0.63cm" svg:height="0.87cm" draw:z-index="176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<text:s/>= </text:span><text:span text:style-name="_5f_Caractères"><draw:frame draw:style-name="fr4" draw:name="Objet1121" text:anchor-type="as-char" svg:y="-0.534cm" svg:width="0.517cm" svg:height="0.87cm" draw:z-index="177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h><text:h text:style-name="P16" text:outline-level="1"><text:span text:style-name="_5f_Caractères_5f_gras">Correction</text:span><text:span text:style-name="_5f_Caractères"> </text:span></text:h><text:h text:style-name="P15" text:outline-level="1"><text:span text:style-name="_5f_Caractères"><text:span text:style-name="T10"><draw:g text:anchor-type="as-char" draw:z-index="61" draw:name="Objet de groupe 4" draw:style-name="gr12"><draw:path draw:style-name="gr13" draw:text-style-name="P60" svg:width="1.102cm" svg:height="0.296cm" svg:x="0.377cm" svg:y="0.325cm" svg:viewBox="0 0 1103 297" svg:d="M1103 297c0-1 0-3 0-3 0-163-247-294-551-294s-552 131-552 294c0 0 0 2 0 3"><text:p/></draw:path><draw:ellipse draw:style-name="gr14" draw:text-style-name="P62" svg:width="0.777cm" svg:height="0.422cm" svg:x="0.54cm" svg:y="0cm"><text:p text:style-name="P61"><text:span text:style-name="T15">×</text:span><text:span text:style-name="T16">3</text:span></text:p></draw:ellipse><draw:g draw:name="Forme 2" draw:style-name="gr15"><draw:path draw:style-name="gr16" draw:text-style-name="P60" svg:width="1.102cm" svg:height="0.296cm" svg:x="0.34cm" svg:y="1.451cm" svg:viewBox="0 0 1103 297" svg:d="M1103 0c0 1 0 3 0 3 0 163-247 294-551 294s-552-131-552-294c0 0 0-2 0-3"><text:p/></draw:path><draw:ellipse draw:style-name="gr17" draw:text-style-name="P62" svg:width="0.773cm" svg:height="0.421cm" svg:x="0.459cm" svg:y="1.67cm"><text:p text:style-name="P61"><text:span text:style-name="T15">×</text:span><text:span text:style-name="T16">3</text:span></text:p></draw:ellipse></draw:g><draw:frame draw:style-name="gr18" draw:text-style-name="P63" svg:width="1.77cm" svg:height="0.874cm" svg:x="0cm" svg:y="0.591cm"><draw:image xlink:href="Pictures/2000003E000006F40000036AA6CF9DD2C802AB20.svm" xlink:type="simple" xlink:show="embed" xlink:actuate="onLoad" draw:mime-type="image/x-svm"><text:p/></draw:image><draw:image xlink:href="Pictures/1000000100000044000000228A8DF4DD2EF0EF5F.png" xlink:type="simple" xlink:show="embed" xlink:actuate="onLoad" draw:mime-type="image/png"/></draw:frame></draw:g></text:span></text:span><text:span text:style-name="_5f_Caractères"><text:span text:style-name="T10"><text:s/>donc </text:span></text:span><text:span text:style-name="_5f_Caractères"><text:span text:style-name="T10"><draw:frame draw:style-name="fr4" draw:name="Objet1213" text:anchor-type="as-char" svg:y="-0.534cm" svg:width="0.63cm" svg:height="0.87cm" draw:z-index="178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_5f_Caractères"><text:span text:style-name="T10"><text:s/>= </text:span></text:span><text:span text:style-name="_5f_Caractères"><text:span text:style-name="T10"><draw:frame draw:style-name="fr4" draw:name="Objet194" text:anchor-type="as-char" svg:y="-0.534cm" svg:width="0.63cm" svg:height="0.87cm" draw:z-index="179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h></text:section></draw:text-box></draw:frame><text:span text:style-name="_5f_Caractères"/></text:h>
      </text:section>
      <text:list text:style-name="_5f_Numérotation_20_des_20_exercices">
        <text:list-item>
          <text:h text:style-name="P50" text:outline-level="1"><text:span text:style-name="_5f_Caractères">Relie les figures dont les proportions de surface colorée sont égales. Écris alors les égalités de fractions correspondantes.</text:span></text:h>
        </text:list-item>
      </text:list>
      <text:h text:style-name="_5f_Paragraphe" text:outline-level="1"><draw:g text:anchor-type="paragraph" draw:z-index="51" draw:name="Forme68" draw:style-name="gr26"><draw:polygon draw:style-name="gr27" draw:text-style-name="P68" svg:width="0.7cm" svg:height="0.606cm" svg:x="1.173cm" svg:y="0.849cm" svg:viewBox="0 0 701 607" draw:points="701,0 348,607 233,523 135,415 62,292 17,150 0,0"><text:p/></draw:polygon><draw:polygon draw:style-name="gr28" draw:text-style-name="P69" svg:width="0.7cm" svg:height="0.606cm" svg:x="1.173cm" svg:y="0.849cm" svg:viewBox="0 0 701 607" draw:points="701,0 348,607 233,523 135,415 62,292 17,150 0,0"><text:p/></draw:polygon><draw:polygon draw:style-name="gr27" draw:text-style-name="P68" svg:width="0.704cm" svg:height="0.698cm" svg:x="1.522cm" svg:y="0.849cm" svg:viewBox="0 0 705 699" draw:points="354,0 705,607 624,645 540,678 448,695 354,699 256,695 167,678 81,645 0,607"><text:p/></draw:polygon><draw:polygon draw:style-name="gr28" draw:text-style-name="P69" svg:width="1.055cm" svg:height="0.698cm" svg:x="1.522cm" svg:y="0.849cm" svg:viewBox="0 0 1056 699" draw:points="354,0 705,607 624,645 540,678 448,695 354,699 256,695 167,678 81,645 0,607 354,0 1056,0 1037,149 991,290 917,414 823,522 705,607"><text:p/></draw:polygon><draw:polygon draw:style-name="gr27" draw:text-style-name="P68" svg:width="0.701cm" svg:height="0.604cm" svg:x="1.874cm" svg:y="0.246cm" svg:viewBox="0 0 702 605" draw:points="0,605 352,0 470,86 563,192 637,318 684,455 702,605"><text:p/></draw:polygon><draw:polygon draw:style-name="gr28" draw:text-style-name="P69" svg:width="1.055cm" svg:height="0.698cm" svg:x="1.522cm" svg:y="0.153cm" svg:viewBox="0 0 1056 699" draw:points="354,699 705,94 823,180 917,286 991,412 1037,549 1056,699 354,699 0,94 81,55 167,23 256,6 354,0 448,6 540,23 624,55 705,94"><text:p/></draw:polygon><draw:polygon draw:style-name="gr27" draw:text-style-name="P68" svg:width="0.7cm" svg:height="0.604cm" svg:x="1.173cm" svg:y="0.246cm" svg:viewBox="0 0 701 605" draw:points="701,605 0,605 17,455 62,318 135,192 233,86 348,0"><text:p/></draw:polygon><draw:polygon draw:style-name="gr29" draw:text-style-name="P70" svg:width="0.7cm" svg:height="0.604cm" svg:x="1.173cm" svg:y="0.246cm" svg:viewBox="0 0 701 605" draw:points="701,605 0,605 17,455 62,318 135,192 233,86 348,0"><text:p/></draw:polygon><draw:polygon draw:style-name="gr27" draw:text-style-name="P68" svg:width="0.7cm" svg:height="0.273cm" svg:x="5.752cm" svg:y="0.846cm" svg:viewBox="0 0 701 274" draw:points="701,0 56,274 31,211 14,142 4,73 0,0"><text:p/></draw:polygon><draw:polygon draw:style-name="gr30" draw:text-style-name="P71" svg:width="0.7cm" svg:height="0.273cm" svg:x="5.752cm" svg:y="0.846cm" svg:viewBox="0 0 701 274" draw:points="701,0 56,274 31,211 14,142 4,73 0,0"><text:p/></draw:polygon><draw:polygon draw:style-name="gr27" draw:text-style-name="P68" svg:width="0.646cm" svg:height="0.496cm" svg:x="5.806cm" svg:y="0.846cm" svg:viewBox="0 0 647 497" draw:points="647,0 153,497 105,447 64,392 31,336 0,272"><text:p/></draw:polygon><draw:polygon draw:style-name="gr30" draw:text-style-name="P71" svg:width="0.646cm" svg:height="0.496cm" svg:x="5.806cm" svg:y="0.846cm" svg:viewBox="0 0 647 497" draw:points="647,0 153,497 105,447 64,392 31,336 0,272"><text:p/></draw:polygon><draw:polygon draw:style-name="gr27" draw:text-style-name="P68" svg:width="0.495cm" svg:height="0.644cm" svg:x="5.955cm" svg:y="0.846cm" svg:viewBox="0 0 496 645" draw:points="496,0 223,645 159,614 104,581 46,541 0,497"><text:p/></draw:polygon><draw:polygon draw:style-name="gr30" draw:text-style-name="P71" svg:width="0.495cm" svg:height="0.644cm" svg:x="5.955cm" svg:y="0.846cm" svg:viewBox="0 0 496 645" draw:points="496,0 223,645 159,614 104,581 46,541 0,497"><text:p/></draw:polygon><draw:polygon draw:style-name="gr27" draw:text-style-name="P68" svg:width="0.272cm" svg:height="0.7cm" svg:x="6.182cm" svg:y="0.846cm" svg:viewBox="0 0 273 701" draw:points="273,0 273,701 200,697 129,684 64,669 0,647"><text:p/></draw:polygon><draw:polygon draw:style-name="gr30" draw:text-style-name="P71" svg:width="0.272cm" svg:height="0.7cm" svg:x="6.182cm" svg:y="0.846cm" svg:viewBox="0 0 273 701" draw:points="273,0 273,701 200,697 129,684 64,669 0,647"><text:p/></draw:polygon><draw:polygon draw:style-name="gr27" draw:text-style-name="P68" svg:width="0.272cm" svg:height="0.7cm" svg:x="6.453cm" svg:y="0.846cm" svg:viewBox="0 0 273 701" draw:points="0,0 273,647 207,669 140,684 70,697 0,701"><text:p/></draw:polygon><draw:polygon draw:style-name="gr31" draw:text-style-name="P72" svg:width="0.272cm" svg:height="0.7cm" svg:x="6.453cm" svg:y="0.846cm" svg:viewBox="0 0 273 701" draw:points="0,0 273,647 207,669 140,684 70,697 0,701"><text:p/></draw:polygon><draw:polygon draw:style-name="gr27" draw:text-style-name="P68" svg:width="0.496cm" svg:height="0.646cm" svg:x="6.453cm" svg:y="0.846cm" svg:viewBox="0 0 497 647" draw:points="0,0 497,497 444,542 392,581 333,618 271,647"><text:p/></draw:polygon><draw:polygon draw:style-name="gr28" draw:text-style-name="P69" svg:width="0.698cm" svg:height="1.14cm" svg:x="6.453cm" svg:y="0.353cm" svg:viewBox="0 0 699 1141" draw:points="0,494 497,991 444,1037 392,1076 333,1112 271,1141 0,494 645,768 615,830 580,886 540,942 496,991 0,494 699,494 696,567 684,636 667,704 645,768 0,494 645,221 667,287 684,355 696,422 699,494 0,494 497,0 540,50 580,105 615,163 645,221"><text:p/></draw:polygon><draw:polygon draw:style-name="gr27" draw:text-style-name="P68" svg:width="0.496cm" svg:height="0.643cm" svg:x="6.453cm" svg:y="0.203cm" svg:viewBox="0 0 497 644" draw:points="0,644 273,0 333,31 392,66 444,107 497,150"><text:p/></draw:polygon><draw:polygon draw:style-name="gr28" draw:text-style-name="P69" svg:width="0.496cm" svg:height="0.643cm" svg:x="6.453cm" svg:y="0.203cm" svg:viewBox="0 0 497 644" draw:points="0,644 273,0 333,31 392,66 444,107 497,150"><text:p/></draw:polygon><draw:polygon draw:style-name="gr27" draw:text-style-name="P68" svg:width="0.272cm" svg:height="0.698cm" svg:x="6.453cm" svg:y="0.148cm" svg:viewBox="0 0 273 699" draw:points="0,699 0,0 70,3 140,15 207,33 273,55"><text:p/></draw:polygon><draw:polygon draw:style-name="gr30" draw:text-style-name="P71" svg:width="0.272cm" svg:height="0.698cm" svg:x="6.453cm" svg:y="0.148cm" svg:viewBox="0 0 273 699" draw:points="0,699 0,0 70,3 140,15 207,33 273,55"><text:p/></draw:polygon><draw:polygon draw:style-name="gr27" draw:text-style-name="P68" svg:width="0.272cm" svg:height="0.698cm" svg:x="6.182cm" svg:y="0.148cm" svg:viewBox="0 0 273 699" draw:points="273,699 0,55 64,33 129,15 200,3 273,0"><text:p/></draw:polygon><draw:polygon draw:style-name="gr28" draw:text-style-name="P69" svg:width="0.272cm" svg:height="0.698cm" svg:x="6.182cm" svg:y="0.148cm" svg:viewBox="0 0 273 699" draw:points="273,699 0,55 64,33 129,15 200,3 273,0"><text:p/></draw:polygon><draw:polygon draw:style-name="gr27" draw:text-style-name="P68" svg:width="0.495cm" svg:height="0.643cm" svg:x="5.955cm" svg:y="0.203cm" svg:viewBox="0 0 496 644" draw:points="496,644 0,150 46,107 104,66 159,31 223,0"><text:p/></draw:polygon><draw:polygon draw:style-name="gr30" draw:text-style-name="P71" svg:width="0.495cm" svg:height="0.643cm" svg:x="5.955cm" svg:y="0.203cm" svg:viewBox="0 0 496 644" draw:points="496,644 0,150 46,107 104,66 159,31 223,0"><text:p/></draw:polygon><draw:polygon draw:style-name="gr27" draw:text-style-name="P68" svg:width="0.644cm" svg:height="0.493cm" svg:x="5.807cm" svg:y="0.353cm" svg:viewBox="0 0 645 494" draw:points="645,494 0,221 29,161 62,104 104,50 150,0"><text:p/></draw:polygon><draw:polygon draw:style-name="gr30" draw:text-style-name="P71" svg:width="0.644cm" svg:height="0.493cm" svg:x="5.807cm" svg:y="0.353cm" svg:viewBox="0 0 645 494" draw:points="645,494 0,221 29,161 62,104 104,50 150,0"><text:p/></draw:polygon><draw:polygon draw:style-name="gr27" draw:text-style-name="P68" svg:width="0.7cm" svg:height="0.272cm" svg:x="5.752cm" svg:y="0.574cm" svg:viewBox="0 0 701 273" draw:points="701,273 0,273 4,201 14,135 31,66 56,0"><text:p/></draw:polygon><draw:polygon draw:style-name="gr30" draw:text-style-name="P71" svg:width="0.7cm" svg:height="0.272cm" svg:x="5.752cm" svg:y="0.574cm" svg:viewBox="0 0 701 273" draw:points="701,273 0,273 4,201 14,135 31,66 56,0"><text:p/></draw:polygon><draw:circle draw:style-name="gr32" draw:text-style-name="P73" svg:width="0.182cm" svg:height="0.182cm" draw:transform="rotate (1.5707963267949) translate (2.72873611111111cm 6.14009722222222cm)"><text:p/></draw:circle><draw:circle draw:style-name="gr32" draw:text-style-name="P73" svg:width="0.182cm" svg:height="0.182cm" draw:transform="rotate (1.5707963267949) translate (2.72873611111111cm 2.67052777777778cm)"><text:p/></draw:circle><draw:ellipse draw:style-name="gr32" draw:text-style-name="P73" svg:width="0.181cm" svg:height="0.182cm" draw:transform="rotate (1.5707963267949) translate (2.72873611111111cm 0.943680555555556cm)"><text:p/></draw:ellipse><draw:ellipse draw:style-name="gr32" draw:text-style-name="P73" svg:width="0.181cm" svg:height="0.182cm" draw:transform="rotate (1.5707963267949) translate (2.72873611111111cm 4.40619444444444cm)"><text:p/></draw:ellipse><draw:g draw:style-name="gr15"><draw:polygon draw:style-name="gr27" draw:text-style-name="P68" svg:width="0.7cm" svg:height="0.353cm" svg:x="1.173cm" svg:y="6.038cm" svg:viewBox="0 0 701 354" draw:points="701,0 94,354 54,276 23,187 5,96 0,0"><text:p/></draw:polygon><draw:polygon draw:style-name="gr28" draw:text-style-name="P69" svg:width="0.7cm" svg:height="0.353cm" svg:x="1.173cm" svg:y="6.038cm" svg:viewBox="0 0 701 354" draw:points="701,0 94,354 54,276 23,187 5,96 0,0"><text:p/></draw:polygon><draw:polygon draw:style-name="gr27" draw:text-style-name="P68" svg:width="0.606cm" svg:height="0.604cm" svg:x="1.267cm" svg:y="6.044cm" svg:viewBox="0 0 607 605" draw:points="607,0 252,605 179,555 108,497 50,426 0,353"><text:p/></draw:polygon><draw:polygon draw:style-name="gr28" draw:text-style-name="P69" svg:width="0.606cm" svg:height="0.7cm" svg:x="1.267cm" svg:y="6.044cm" svg:viewBox="0 0 607 701" draw:points="607,0 252,605 179,555 108,497 50,427 0,353 607,0 607,701 509,693 419,675 333,645 252,605"><text:p/></draw:polygon><draw:polygon draw:style-name="gr27" draw:text-style-name="P68" svg:width="0.349cm" svg:height="0.7cm" svg:x="1.874cm" svg:y="6.044cm" svg:viewBox="0 0 350 701" draw:points="0,0 350,605 269,645 183,675 92,693 0,701"><text:p/></draw:polygon><draw:polygon draw:style-name="gr28" draw:text-style-name="P69" svg:width="0.349cm" svg:height="0.7cm" svg:x="1.874cm" svg:y="6.044cm" svg:viewBox="0 0 350 701" draw:points="0,0 350,605 269,645 183,675 92,693 0,701"><text:p/></draw:polygon><draw:polygon draw:style-name="gr27" draw:text-style-name="P68" svg:width="0.603cm" svg:height="0.604cm" svg:x="1.874cm" svg:y="6.044cm" svg:viewBox="0 0 604 605" draw:points="0,0 604,353 553,426 494,497 425,555 350,605"><text:p/></draw:polygon><draw:polygon draw:style-name="gr28" draw:text-style-name="P69" svg:width="0.603cm" svg:height="0.604cm" svg:x="1.874cm" svg:y="6.044cm" svg:viewBox="0 0 604 605" draw:points="0,0 604,353 553,426 494,497 425,555 350,605"><text:p/></draw:polygon><draw:polygon draw:style-name="gr27" draw:text-style-name="P68" svg:width="0.698cm" svg:height="0.353cm" svg:x="1.874cm" svg:y="6.038cm" svg:viewBox="0 0 699 354" draw:points="0,0 699,0 693,96 674,187 644,276 604,354"><text:p/></draw:polygon><draw:polygon draw:style-name="gr28" draw:text-style-name="P69" svg:width="0.698cm" svg:height="0.704cm" svg:x="1.874cm" svg:y="5.687cm" svg:viewBox="0 0 699 705" draw:points="0,351 699,351 693,447 674,538 644,628 604,705 0,351 604,0 644,79 674,167 693,259 699,351"><text:p/></draw:polygon><draw:polygon draw:style-name="gr27" draw:text-style-name="P68" svg:width="0.603cm" svg:height="0.603cm" svg:x="1.874cm" svg:y="5.437cm" svg:viewBox="0 0 604 604" draw:points="0,604 350,0 425,51 494,108 553,177 604,254"><text:p/></draw:polygon><draw:polygon draw:style-name="gr28" draw:text-style-name="P69" svg:width="0.603cm" svg:height="0.603cm" svg:x="1.874cm" svg:y="5.437cm" svg:viewBox="0 0 604 604" draw:points="0,604 350,0 425,51 494,108 553,177 604,254"><text:p/></draw:polygon><draw:polygon draw:style-name="gr27" draw:text-style-name="P68" svg:width="0.349cm" svg:height="0.7cm" svg:x="1.874cm" svg:y="5.343cm" svg:viewBox="0 0 350 701" draw:points="0,701 0,0 92,8 183,25 269,57 350,97"><text:p/></draw:polygon><draw:polygon draw:style-name="gr28" draw:text-style-name="P69" svg:width="0.349cm" svg:height="0.7cm" svg:x="1.874cm" svg:y="5.343cm" svg:viewBox="0 0 350 701" draw:points="0,701 0,0 92,8 183,25 269,57 350,97"><text:p/></draw:polygon><draw:polygon draw:style-name="gr27" draw:text-style-name="P68" svg:width="0.354cm" svg:height="0.7cm" svg:x="1.521cm" svg:y="5.343cm" svg:viewBox="0 0 355 701" draw:points="355,701 0,97 81,57 167,25 258,8 355,0"><text:p/></draw:polygon><draw:polygon draw:style-name="gr28" draw:text-style-name="P69" svg:width="0.606cm" svg:height="0.7cm" svg:x="1.267cm" svg:y="5.343cm" svg:viewBox="0 0 607 701" draw:points="607,701 252,97 333,57 419,25 509,8 607,0 607,701 0,350 50,274 108,205 179,148 252,97"><text:p/></draw:polygon><draw:polygon draw:style-name="gr27" draw:text-style-name="P68" svg:width="0.7cm" svg:height="0.349cm" svg:x="1.173cm" svg:y="5.693cm" svg:viewBox="0 0 701 350" draw:points="701,350 0,350 5,258 23,167 54,78 94,0"><text:p/></draw:polygon><draw:polygon draw:style-name="gr28" draw:text-style-name="P69" svg:width="0.7cm" svg:height="0.349cm" svg:x="1.173cm" svg:y="5.693cm" svg:viewBox="0 0 701 350" draw:points="701,350 0,350 5,258 23,167 54,78 94,0"><text:p/></draw:polygon></draw:g><draw:polygon draw:style-name="gr27" draw:text-style-name="P68" svg:width="0.7cm" svg:height="0.698cm" svg:x="1.173cm" svg:y="4.313cm" svg:viewBox="0 0 701 699" draw:points="701,0 701,699 479,664 287,565 135,414 35,223 0,0"><text:p/></draw:polygon><draw:polygon draw:style-name="gr28" draw:text-style-name="P69" svg:width="0.7cm" svg:height="0.698cm" svg:x="1.173cm" svg:y="4.313cm" svg:viewBox="0 0 701 699" draw:points="701,0 701,699 479,664 287,565 135,414 35,223 0,0"><text:p/></draw:polygon><draw:polygon draw:style-name="gr27" draw:text-style-name="P68" svg:width="0.701cm" svg:height="0.698cm" svg:x="1.874cm" svg:y="4.313cm" svg:viewBox="0 0 702 699" draw:points="0,0 702,0 665,223 563,414 414,565 221,664 0,699"><text:p/></draw:polygon><draw:polygon draw:style-name="gr28" draw:text-style-name="P69" svg:width="0.701cm" svg:height="1.399cm" svg:x="1.874cm" svg:y="3.611cm" svg:viewBox="0 0 702 1400" draw:points="0,700 702,700 665,923 563,1114 414,1266 221,1364 0,1400 0,700 0,0 221,37 414,135 563,285 665,478 702,700"><text:p/></draw:polygon><draw:polygon draw:style-name="gr27" draw:text-style-name="P68" svg:width="0.7cm" svg:height="0.698cm" svg:x="1.173cm" svg:y="3.611cm" svg:viewBox="0 0 701 699" draw:points="701,699 0,699 35,478 135,284 287,135 479,36 701,0"><text:p/></draw:polygon><draw:polygon draw:style-name="gr29" draw:text-style-name="P70" svg:width="0.7cm" svg:height="0.698cm" svg:x="1.173cm" svg:y="3.611cm" svg:viewBox="0 0 701 699" draw:points="701,699 0,699 35,478 135,284 287,135 479,36 701,0"><text:p/></draw:polygon><draw:polygon draw:style-name="gr28" draw:text-style-name="P69" svg:width="0.7cm" svg:height="0.353cm" svg:x="1.173cm" svg:y="2.579cm" svg:viewBox="0 0 701 354" draw:points="701,0 96,354 54,274 25,187 8,96 0,0"><text:p/></draw:polygon><draw:polygon draw:style-name="gr27" draw:text-style-name="P68" svg:width="0.604cm" svg:height="0.606cm" svg:x="1.271cm" svg:y="2.579cm" svg:viewBox="0 0 605 607" draw:points="605,0 252,607 179,556 108,497 50,428 0,354"><text:p/></draw:polygon><draw:polygon draw:style-name="gr28" draw:text-style-name="P69" svg:width="0.604cm" svg:height="0.7cm" svg:x="1.271cm" svg:y="2.579cm" svg:viewBox="0 0 605 701" draw:points="605,0 252,607 179,555 108,497 50,428 0,355 605,0 605,701 508,694 419,677 333,647 252,607"><text:p/></draw:polygon><draw:polygon draw:style-name="gr27" draw:text-style-name="P68" svg:width="0.351cm" svg:height="0.7cm" svg:x="1.874cm" svg:y="2.579cm" svg:viewBox="0 0 352 701" draw:points="0,0 352,607 271,647 186,677 94,694 0,701"><text:p/></draw:polygon><draw:polygon draw:style-name="gr28" draw:text-style-name="P69" svg:width="0.603cm" svg:height="0.7cm" svg:x="1.874cm" svg:y="2.579cm" svg:viewBox="0 0 604 701" draw:points="0,0 352,607 271,647 186,677 94,694 0,701 0,0 604,355 556,428 496,497 427,555 352,607"><text:p/></draw:polygon><draw:polygon draw:style-name="gr27" draw:text-style-name="P68" svg:width="0.701cm" svg:height="0.353cm" svg:x="1.874cm" svg:y="2.579cm" svg:viewBox="0 0 702 354" draw:points="0,0 702,0 694,96 674,187 645,274 604,354"><text:p/></draw:polygon><draw:line draw:style-name="gr28" draw:text-style-name="P69" svg:x1="1.874cm" svg:y1="2.579cm" svg:x2="2.576cm" svg:y2="2.579cm"><text:p/></draw:line><draw:line draw:style-name="gr28" draw:text-style-name="P69" svg:x1="2.576cm" svg:y1="2.579cm" svg:x2="2.568cm" svg:y2="2.675cm"><text:p/></draw:line><draw:line draw:style-name="gr28" draw:text-style-name="P69" svg:x1="2.568cm" svg:y1="2.675cm" svg:x2="2.547cm" svg:y2="2.766cm"><text:p/></draw:line><draw:line draw:style-name="gr28" draw:text-style-name="P69" svg:x1="2.548cm" svg:y1="2.766cm" svg:x2="2.519cm" svg:y2="2.854cm"><text:p/></draw:line><draw:line draw:style-name="gr28" draw:text-style-name="P69" svg:x1="2.52cm" svg:y1="2.853cm" svg:x2="2.478cm" svg:y2="2.932cm"><text:p/></draw:line><draw:line draw:style-name="gr28" draw:text-style-name="P69" svg:x1="2.478cm" svg:y1="2.933cm" svg:x2="1.874cm" svg:y2="2.579cm"><text:p/></draw:line><draw:line draw:style-name="gr28" draw:text-style-name="P69" svg:x1="1.874cm" svg:y1="2.578cm" svg:x2="2.478cm" svg:y2="2.228cm"><text:p/></draw:line><draw:line draw:style-name="gr28" draw:text-style-name="P69" svg:x1="2.478cm" svg:y1="2.228cm" svg:x2="2.52cm" svg:y2="2.307cm"><text:p/></draw:line><draw:line draw:style-name="gr28" draw:text-style-name="P69" svg:x1="2.519cm" svg:y1="2.31cm" svg:x2="2.548cm" svg:y2="2.396cm"><text:p/></draw:line><draw:line draw:style-name="gr28" draw:text-style-name="P69" svg:x1="2.547cm" svg:y1="2.395cm" svg:x2="2.568cm" svg:y2="2.486cm"><text:p/></draw:line><draw:line draw:style-name="gr28" draw:text-style-name="P69" svg:x1="2.568cm" svg:y1="2.485cm" svg:x2="2.576cm" svg:y2="2.579cm"><text:p/></draw:line><draw:line draw:style-name="gr28" draw:text-style-name="P69" svg:x1="2.576cm" svg:y1="2.579cm" svg:x2="1.874cm" svg:y2="2.579cm"><text:p/></draw:line><draw:line draw:style-name="gr28" draw:text-style-name="P69" svg:x1="1.874cm" svg:y1="2.577cm" svg:x2="2.226cm" svg:y2="1.972cm"><text:p/></draw:line><draw:line draw:style-name="gr28" draw:text-style-name="P69" svg:x1="2.226cm" svg:y1="1.972cm" svg:x2="2.301cm" svg:y2="2.024cm"><text:p/></draw:line><draw:line draw:style-name="gr28" draw:text-style-name="P69" svg:x1="2.302cm" svg:y1="2.026cm" svg:x2="2.371cm" svg:y2="2.084cm"><text:p/></draw:line><draw:line draw:style-name="gr28" draw:text-style-name="P69" svg:x1="2.371cm" svg:y1="2.084cm" svg:x2="2.431cm" svg:y2="2.154cm"><text:p/></draw:line><draw:line draw:style-name="gr28" draw:text-style-name="P69" svg:x1="2.432cm" svg:y1="2.153cm" svg:x2="2.48cm" svg:y2="2.228cm"><text:p/></draw:line><draw:line draw:style-name="gr28" draw:text-style-name="P69" svg:x1="2.478cm" svg:y1="2.228cm" svg:x2="1.874cm" svg:y2="2.578cm"><text:p/></draw:line><draw:line draw:style-name="gr28" draw:text-style-name="P69" svg:x1="1.874cm" svg:y1="2.576cm" svg:x2="1.874cm" svg:y2="1.877cm"><text:p/></draw:line><draw:line draw:style-name="gr28" draw:text-style-name="P69" svg:x1="1.874cm" svg:y1="1.877cm" svg:x2="1.968cm" svg:y2="1.883cm"><text:p/></draw:line><draw:line draw:style-name="gr28" draw:text-style-name="P69" svg:x1="1.967cm" svg:y1="1.884cm" svg:x2="2.059cm" svg:y2="1.901cm"><text:p/></draw:line><draw:line draw:style-name="gr28" draw:text-style-name="P69" svg:x1="2.145cm" svg:y1="1.936cm" svg:x2="2.226cm" svg:y2="1.974cm"><text:p/></draw:line><draw:line draw:style-name="gr28" draw:text-style-name="P69" svg:x1="1.876cm" svg:y1="2.577cm" svg:x2="1.522cm" svg:y2="1.972cm"><text:p/></draw:line><draw:line draw:style-name="gr28" draw:text-style-name="P69" svg:x1="1.522cm" svg:y1="1.974cm" svg:x2="1.603cm" svg:y2="1.936cm"><text:p/></draw:line><draw:line draw:style-name="gr28" draw:text-style-name="P69" svg:x1="1.6cm" svg:y1="1.937cm" svg:x2="1.686cm" svg:y2="1.905cm"><text:p/></draw:line><draw:line draw:style-name="gr28" draw:text-style-name="P69" svg:x1="1.69cm" svg:y1="1.901cm" svg:x2="1.779cm" svg:y2="1.884cm"><text:p/></draw:line><draw:line draw:style-name="gr28" draw:text-style-name="P69" svg:x1="1.778cm" svg:y1="1.883cm" svg:x2="1.876cm" svg:y2="1.877cm"><text:p/></draw:line><draw:path draw:style-name="gr29" draw:text-style-name="P70" svg:width="0.351cm" svg:height="0.698cm" svg:x="1.874cm" svg:y="1.881cm" svg:viewBox="0 0 352 699" svg:d="M186 23c29 11 58 21 85 32l81 39c-118 202-233 404-352 605 0-234 0-467 0-699z"><text:p/></draw:path><draw:line draw:style-name="gr28" draw:text-style-name="P69" svg:x1="1.876cm" svg:y1="2.578cm" svg:x2="1.271cm" svg:y2="2.228cm"><text:p/></draw:line><draw:line draw:style-name="gr28" draw:text-style-name="P69" svg:x1="1.271cm" svg:y1="2.228cm" svg:x2="1.321cm" svg:y2="2.153cm"><text:p/></draw:line><draw:line draw:style-name="gr28" draw:text-style-name="P69" svg:x1="1.319cm" svg:y1="2.154cm" svg:x2="1.378cm" svg:y2="2.084cm"><text:p/></draw:line><draw:line draw:style-name="gr28" draw:text-style-name="P69" svg:x1="1.379cm" svg:y1="2.084cm" svg:x2="1.449cm" svg:y2="2.026cm"><text:p/></draw:line><draw:line draw:style-name="gr28" draw:text-style-name="P69" svg:x1="1.447cm" svg:y1="2.024cm" svg:x2="1.52cm" svg:y2="1.972cm"><text:p/></draw:line><draw:line draw:style-name="gr28" draw:text-style-name="P69" svg:x1="1.522cm" svg:y1="1.972cm" svg:x2="1.876cm" svg:y2="2.577cm"><text:p/></draw:line><draw:line draw:style-name="gr28" draw:text-style-name="P69" svg:x1="1.874cm" svg:y1="2.579cm" svg:x2="1.173cm" svg:y2="2.579cm"><text:p/></draw:line><draw:line draw:style-name="gr28" draw:text-style-name="P69" svg:x1="1.173cm" svg:y1="2.579cm" svg:x2="1.181cm" svg:y2="2.485cm"><text:p/></draw:line><draw:line draw:style-name="gr28" draw:text-style-name="P69" svg:x1="1.182cm" svg:y1="2.486cm" svg:x2="1.199cm" svg:y2="2.395cm"><text:p/></draw:line><draw:line draw:style-name="gr28" draw:text-style-name="P69" svg:x1="1.198cm" svg:y1="2.396cm" svg:x2="1.227cm" svg:y2="2.31cm"><text:p/></draw:line><draw:line draw:style-name="gr28" draw:text-style-name="P69" svg:x1="1.227cm" svg:y1="2.307cm" svg:x2="1.269cm" svg:y2="2.228cm"><text:p/></draw:line><draw:line draw:style-name="gr28" draw:text-style-name="P69" svg:x1="1.271cm" svg:y1="2.228cm" svg:x2="1.876cm" svg:y2="2.578cm"><text:p/></draw:line><draw:g draw:style-name="gr15"><draw:polygon draw:style-name="gr27" draw:text-style-name="P68" svg:width="0.7cm" svg:height="0.606cm" svg:x="5.752cm" svg:y="6.038cm" svg:viewBox="0 0 701 607" draw:points="701,0 348,607 231,521 135,415 64,290 16,152 0,0"><text:p/></draw:polygon><draw:polygon draw:style-name="gr28" draw:text-style-name="P69" svg:width="0.7cm" svg:height="0.606cm" svg:x="5.752cm" svg:y="6.038cm" svg:viewBox="0 0 701 607" draw:points="701,0 348,607 231,521 135,415 64,290 16,152 0,0"><text:p/></draw:polygon><draw:polygon draw:style-name="gr27" draw:text-style-name="P68" svg:width="0.706cm" svg:height="0.698cm" svg:x="6.098cm" svg:y="6.038cm" svg:viewBox="0 0 707 699" draw:points="354,0 707,607 626,645 538,676 448,694 354,699 258,694 165,676 79,645 0,607"><text:p/></draw:polygon><draw:polygon draw:style-name="gr28" draw:text-style-name="P69" svg:width="0.706cm" svg:height="0.698cm" svg:x="6.098cm" svg:y="6.038cm" svg:viewBox="0 0 707 699" draw:points="354,0 707,607 626,645 538,676 448,694 354,699 258,694 165,676 79,645 0,607"><text:p/></draw:polygon><draw:polygon draw:style-name="gr27" draw:text-style-name="P68" svg:width="0.698cm" svg:height="0.606cm" svg:x="6.453cm" svg:y="6.038cm" svg:viewBox="0 0 699 607" draw:points="0,0 699,0 684,152 638,290 567,415 470,521 354,607"><text:p/></draw:polygon><draw:polygon draw:style-name="gr28" draw:text-style-name="P69" svg:width="1.052cm" svg:height="1.306cm" svg:x="6.098cm" svg:y="5.343cm" svg:viewBox="0 0 1053 1307" draw:points="354,699 1053,699 1038,851 991,989 919,1115 822,1221 707,1307 354,699 707,94 822,180 919,284 991,412 1038,549 1053,699 354,699 0,94 79,54 165,23 258,6 354,0 448,6 538,23 626,54 707,94"><text:p/></draw:polygon><draw:polygon draw:style-name="gr27" draw:text-style-name="P68" svg:width="0.7cm" svg:height="0.604cm" svg:x="5.752cm" svg:y="5.437cm" svg:viewBox="0 0 701 605" draw:points="701,605 0,605 16,455 64,318 135,191 231,86 348,0"><text:p/></draw:polygon><draw:polygon draw:style-name="gr28" draw:text-style-name="P69" svg:width="0.7cm" svg:height="0.604cm" svg:x="5.752cm" svg:y="5.437cm" svg:viewBox="0 0 701 605" draw:points="701,605 0,605 16,455 64,318 135,191 231,86 348,0"><text:p/></draw:polygon></draw:g><draw:polygon draw:style-name="gr27" draw:text-style-name="P68" svg:width="1.054cm" svg:height="0.698cm" svg:x="5.752cm" svg:y="4.311cm" svg:viewBox="0 0 1055 699" draw:points="701,0 1055,605 973,645 886,676 795,694 701,699 479,664 287,565 135,414 35,221 0,0"><text:p/></draw:polygon><draw:polygon draw:style-name="gr31" draw:text-style-name="P72" svg:width="1.054cm" svg:height="0.698cm" svg:x="5.752cm" svg:y="4.311cm" svg:viewBox="0 0 1055 699" draw:points="701,0 1055,605 973,645 886,676 795,694 701,699 479,664 287,565 135,414 35,221 0,0"><text:p/></draw:polygon><draw:polygon draw:style-name="gr27" draw:text-style-name="P68" svg:width="0.698cm" svg:height="1.211cm" svg:x="6.453cm" svg:y="3.705cm" svg:viewBox="0 0 699 1212" draw:points="0,606 354,0 470,87 567,193 638,317 684,458 699,606 684,756 638,898 567,1021 470,1128 354,1212"><text:p/></draw:polygon><draw:polygon draw:style-name="gr28" draw:text-style-name="P69" svg:width="1.399cm" svg:height="1.303cm" svg:x="5.752cm" svg:y="3.611cm" svg:viewBox="0 0 1400 1304" draw:points="701,698 1055,92 1169,179 1266,285 1338,409 1386,550 1400,698 1386,848 1338,990 1266,1114 1169,1220 1055,1304 701,698 0,698 35,477 135,285 287,135 479,35 701,0 795,6 886,23 973,52 1055,92"><text:p/></draw:polygon><draw:ellipse draw:style-name="gr32" draw:text-style-name="P73" svg:width="0.179cm" svg:height="0.182cm" draw:transform="rotate (1.5707963267949) translate (5.40631944444445cm 6.13656944444444cm)"><text:p/></draw:ellipse><draw:ellipse draw:style-name="gr32" draw:text-style-name="P73" svg:width="0.179cm" svg:height="0.181cm" draw:transform="rotate (1.5707963267949) translate (5.40631944444445cm 2.667cm)"><text:p/></draw:ellipse><draw:ellipse draw:style-name="gr32" draw:text-style-name="P73" svg:width="0.181cm" svg:height="0.182cm" draw:transform="rotate (1.5707963267949) translate (5.40631944444445cm 0.941916666666667cm)"><text:p/></draw:ellipse><draw:circle draw:style-name="gr32" draw:text-style-name="P73" svg:width="0.181cm" svg:height="0.181cm" draw:transform="rotate (1.5707963267949) translate (5.40631944444445cm 4.40266666666667cm)"><text:p/></draw:circle><draw:g draw:style-name="gr15"><draw:polygon draw:style-name="gr27" draw:text-style-name="P68" svg:width="0.7cm" svg:height="0.604cm" svg:x="5.752cm" svg:y="2.579cm" svg:viewBox="0 0 701 605" draw:points="701,0 348,605 233,521 137,415 64,292 17,150 0,0"><text:p/></draw:polygon><draw:polygon draw:style-name="gr28" draw:text-style-name="P69" svg:width="0.7cm" svg:height="0.604cm" svg:x="5.752cm" svg:y="2.579cm" svg:viewBox="0 0 701 605" draw:points="701,0 348,605 233,521 137,415 64,292 17,150 0,0"><text:p/></draw:polygon><draw:polygon draw:style-name="gr27" draw:text-style-name="P68" svg:width="0.706cm" svg:height="0.698cm" svg:x="6.098cm" svg:y="2.579cm" svg:viewBox="0 0 707 699" draw:points="354,0 707,605 626,645 540,678 449,694 354,699 258,694 167,678 83,645 0,605"><text:p/></draw:polygon><draw:polygon draw:style-name="gr28" draw:text-style-name="P69" svg:width="1.055cm" svg:height="0.698cm" svg:x="6.098cm" svg:y="2.579cm" svg:viewBox="0 0 1056 699" draw:points="354,0 707,605 626,645 540,678 449,694 354,699 258,694 167,678 83,645 0,605 354,0 1056,0 1038,149 992,290 919,414 823,520 707,605"><text:p/></draw:polygon><draw:polygon draw:style-name="gr27" draw:text-style-name="P68" svg:width="0.701cm" svg:height="0.604cm" svg:x="6.453cm" svg:y="1.972cm" svg:viewBox="0 0 702 605" draw:points="0,605 354,0 470,86 567,192 638,317 684,455 702,605"><text:p/></draw:polygon><draw:polygon draw:style-name="gr28" draw:text-style-name="P69" svg:width="1.055cm" svg:height="0.698cm" svg:x="6.098cm" svg:y="1.877cm" svg:viewBox="0 0 1056 699" draw:points="354,699 707,94 823,180 919,286 992,411 1038,549 1056,699 354,699 0,94 83,54 167,23 258,6 354,0 449,6 540,23 626,54 707,94"><text:p/></draw:polygon><draw:polygon draw:style-name="gr27" draw:text-style-name="P68" svg:width="0.7cm" svg:height="0.604cm" svg:x="5.752cm" svg:y="1.972cm" svg:viewBox="0 0 701 605" draw:points="701,605 0,605 17,455 64,317 137,192 233,86 348,0"><text:p/></draw:polygon><draw:polygon draw:style-name="gr28" draw:text-style-name="P69" svg:width="0.7cm" svg:height="0.604cm" svg:x="5.752cm" svg:y="1.972cm" svg:viewBox="0 0 701 605" draw:points="701,605 0,605 17,455 64,317 137,192 233,86 348,0"><text:p/></draw:polygon></draw:g><draw:polygon draw:style-name="gr29" draw:text-style-name="P70" svg:width="0.699cm" svg:height="0.605cm" svg:x="1.167cm" svg:y="0.844cm" svg:viewBox="0 0 700 606" draw:points="700,0 349,606 228,516 132,407 60,282 17,144 0,1"><text:p/></draw:polygon><draw:polygon draw:style-name="gr29" draw:text-style-name="P70" svg:width="0.696cm" svg:height="0.696cm" svg:x="1.518cm" svg:y="0.841cm" svg:viewBox="0 0 697 697" draw:points="349,0 697,609 559,667 417,697 272,695 132,665 0,608"><text:p/></draw:polygon><draw:polygon draw:style-name="gr29" draw:text-style-name="P70" svg:width="0.7cm" svg:height="0.61cm" svg:x="1.877cm" svg:y="0.24cm" svg:viewBox="0 0 701 611" draw:points="0,611 342,0 465,88 563,195 637,320 682,457 701,599"><text:p/></draw:polygon><draw:polygon draw:style-name="gr30" draw:text-style-name="P71" svg:width="0.272cm" svg:height="0.698cm" svg:x="6.182cm" svg:y="0.148cm" svg:viewBox="0 0 273 699" draw:points="273,699 0,55 64,33 129,15 200,3 273,0"><text:p/></draw:polygon><draw:polygon draw:style-name="gr30" draw:text-style-name="P71" svg:width="0.272cm" svg:height="0.7cm" svg:x="6.453cm" svg:y="0.846cm" svg:viewBox="0 0 273 701" draw:points="0,0 273,647 207,669 140,684 70,697 0,701"><text:p/></draw:polygon><draw:polygon draw:style-name="gr30" draw:text-style-name="P71" svg:width="0.504cm" svg:height="0.643cm" svg:x="6.452cm" svg:y="0.844cm" svg:viewBox="0 0 505 644" draw:points="0,0 505,488 454,535 398,574 340,613 276,644"><text:p/></draw:polygon><draw:polygon draw:style-name="gr30" draw:text-style-name="P71" svg:width="0.648cm" svg:height="0.496cm" svg:x="6.445cm" svg:y="0.844cm" svg:viewBox="0 0 649 497" draw:points="0,0 649,266 619,330 581,386 541,444 494,497"><text:p/></draw:polygon><draw:path draw:style-name="gr29" draw:text-style-name="P70" svg:width="0.37cm" svg:height="0.699cm" svg:x="1.867cm" svg:y="2.593cm" svg:viewBox="0 0 371 700" svg:d="M201 671c-29 6-59 13-88 18l-90 11c-8-234-17-466-23-700 125 198 248 395 371 592z"><text:p/></draw:path><draw:path draw:style-name="gr29" draw:text-style-name="P70" svg:width="0.698cm" svg:height="0.351cm" svg:x="1.867cm" svg:y="2.579cm" svg:viewBox="0 0 699 352" svg:d="M675 186c-10 29-20 58-31 85l-39 81c-202-118-405-233-605-352 234 0 467 0 699 0z"><text:p/></draw:path><draw:path draw:style-name="gr29" draw:text-style-name="P70" svg:width="0.606cm" svg:height="0.605cm" svg:x="1.255cm" svg:y="2.593cm" svg:viewBox="0 0 607 606" svg:d="M109 492c-20-23-39-47-58-69l-51-74c204-117 404-234 607-349-117 202-233 405-349 606z"><text:p/></draw:path><draw:path draw:style-name="gr29" draw:text-style-name="P70" svg:width="0.698cm" svg:height="0.351cm" svg:x="1.867cm" svg:y="6.038cm" svg:viewBox="0 0 699 352" svg:d="M675 186c-10 29-20 58-31 85l-39 81c-202-118-405-233-605-352 234 0 467 0 699 0z"><text:p/></draw:path><draw:path draw:style-name="gr29" draw:text-style-name="P70" svg:width="0.603cm" svg:height="0.608cm" svg:x="1.867cm" svg:y="6.043cm" svg:viewBox="0 0 604 609" svg:d="M489 500c-23 20-47 40-69 58l-74 51c-116-204-233-405-346-609 201 118 404 235 604 352z"><text:p/></draw:path><draw:path draw:style-name="gr29" draw:text-style-name="P70" svg:width="0.351cm" svg:height="0.7cm" svg:x="1.861cm" svg:y="6.044cm" svg:viewBox="0 0 352 701" svg:d="M179 679c-31 5-61 10-90 14l-89 8c2-235 2-468 6-701 116 203 231 405 346 608z"><text:p/></draw:path><draw:path draw:style-name="gr29" draw:text-style-name="P70" svg:width="0.605cm" svg:height="0.605cm" svg:x="1.26cm" svg:y="6.044cm" svg:viewBox="0 0 606 606" svg:d="M108 493c-20-23-39-47-57-70l-51-74c202-117 404-234 606-349-117 203-232 405-348 606z"><text:p/></draw:path><draw:path draw:style-name="gr29" draw:text-style-name="P70" svg:width="0.699cm" svg:height="0.352cm" svg:x="1.165cm" svg:y="6.031cm" svg:viewBox="0 0 700 353" svg:d="M21 180c-5-31-10-61-15-90l-6-90c234 3 467 3 700 7-203 116-406 231-608 346z"><text:p/></draw:path><draw:path draw:style-name="gr29" draw:text-style-name="P70" svg:width="0.698cm" svg:height="0.362cm" svg:x="1.167cm" svg:y="5.681cm" svg:viewBox="0 0 699 363" svg:d="M26 165c12-29 22-58 34-85l39-80c201 122 401 240 600 363-234-4-467-8-699-12z"><text:p/></draw:path><draw:path draw:style-name="gr29" draw:text-style-name="P70" svg:width="0.353cm" svg:height="0.699cm" svg:x="1.524cm" svg:y="5.343cm" svg:viewBox="0 0 354 700" svg:d="M174 20c31-5 61-10 90-14l90-6c-5 235-6 467-14 700-112-204-226-407-340-610z"><text:p/></draw:path><draw:path draw:style-name="gr29" draw:text-style-name="P70" svg:width="0.357cm" svg:height="0.698cm" svg:x="1.867cm" svg:y="5.343cm" svg:viewBox="0 0 358 699" svg:d="M192 25c29 11 58 21 85 33l81 39c-121 201-237 402-358 602 3-234 5-467 7-699z"><text:p/></draw:path><draw:path draw:style-name="gr29" draw:text-style-name="P70" svg:width="0.604cm" svg:height="0.608cm" svg:x="1.867cm" svg:y="5.433cm" svg:viewBox="0 0 605 609" svg:d="M495 112c20 23 40 46 58 69l52 74c-204 117-403 237-605 354 115-204 229-408 344-609z"><text:p/></draw:path><draw:polygon draw:style-name="gr29" draw:text-style-name="P70" svg:width="0.711cm" svg:height="0.7cm" svg:x="1.17cm" svg:y="4.318cm" svg:viewBox="0 0 712 701" draw:points="699,0 712,701 489,669 294,572 143,423 40,233 0,13"><text:p/></draw:polygon><draw:polygon draw:style-name="gr30" draw:text-style-name="P71" svg:width="0.7cm" svg:height="0.609cm" svg:x="6.453cm" svg:y="1.972cm" svg:viewBox="0 0 701 610" draw:points="0,599 364,0 483,92 576,202 646,330 687,468 701,610"><text:p/></draw:polygon><draw:polygon draw:style-name="gr30" draw:text-style-name="P71" svg:width="0.699cm" svg:height="0.609cm" svg:x="5.75cm" svg:y="2.576cm" svg:viewBox="0 0 700 610" draw:points="700,11 339,610 219,519 125,409 55,282 14,143 0,0"><text:p/></draw:polygon><draw:polygon draw:style-name="gr30" draw:text-style-name="P71" svg:width="1.054cm" svg:height="0.698cm" svg:x="5.752cm" svg:y="4.311cm" svg:viewBox="0 0 1055 699" draw:points="701,0 1055,605 973,645 886,676 795,694 701,699 479,664 287,565 135,414 35,221 0,0"><text:p/></draw:polygon><draw:polygon draw:style-name="gr30" draw:text-style-name="P71" svg:width="0.696cm" svg:height="1.216cm" svg:x="6.447cm" svg:y="3.697cm" svg:viewBox="0 0 697 1217" draw:points="0,611 345,0 421,51 492,110 553,181 604,260 685,469 697,684 641,891 526,1075 352,1217"><text:p/></draw:polygon><draw:polygon draw:style-name="gr30" draw:text-style-name="P71" svg:width="0.7cm" svg:height="0.606cm" svg:x="6.456cm" svg:y="6.031cm" svg:viewBox="0 0 701 607" draw:points="0,0 701,4 683,153 637,290 563,415 465,521 349,607"><text:p/></draw:polygon><draw:polygon draw:style-name="gr30" draw:text-style-name="P71" svg:width="0.699cm" svg:height="0.612cm" svg:x="5.761cm" svg:y="6.038cm" svg:viewBox="0 0 700 613" draw:points="700,15 334,613 216,520 122,411 53,282 13,144 0,0"><text:p/></draw:polygon><draw:polygon draw:style-name="gr30" draw:text-style-name="P71" svg:width="0.7cm" svg:height="0.605cm" svg:x="5.75cm" svg:y="5.439cm" svg:viewBox="0 0 701 606" draw:points="701,606 0,604 17,454 63,317 136,191 234,86 349,0"><text:p/></draw:polygon></draw:g><text:span text:style-name="_5f_Caractères"/></text:h>
      <text:section text:style-name="Sect2" text:name="Section1">
        <text:p text:style-name="_5f_Paragraphe_5f_Réponse_5f_Elève_5f_Fractions"><text:span text:style-name="_5f_Caractères"><draw:frame draw:style-name="fr3" draw:name="Objet914" text:anchor-type="as-char" svg:y="-0.534cm" svg:width="0.63cm" svg:height="0.87cm" draw:z-index="16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_5f_Caractères"><text:s/>= </text:span><draw:frame draw:style-name="fr3" draw:name="Objet118" text:anchor-type="as-char" svg:y="-0.534cm" svg:width="0.63cm" svg:height="0.87cm" draw:z-index="169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text:p text:style-name="_5f_Paragraphe_5f_Réponse_5f_Elève_5f_Fractions"><text:span text:style-name="_5f_Caractères"><draw:frame draw:style-name="fr3" draw:name="Objet1214" text:anchor-type="as-char" svg:y="-0.534cm" svg:width="0.63cm" svg:height="0.87cm" draw:z-index="17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_5f_Caractères"><text:s/>= </text:span><draw:frame draw:style-name="fr3" draw:name="Objet1311" text:anchor-type="as-char" svg:y="-0.534cm" svg:width="0.63cm" svg:height="0.87cm" draw:z-index="17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<text:p text:style-name="_5f_Paragraphe_5f_Réponse_5f_Elève_5f_Fractions"><text:span text:style-name="_5f_Caractères"><draw:frame draw:style-name="fr3" draw:name="Objet1815" text:anchor-type="as-char" svg:y="-0.534cm" svg:width="0.63cm" svg:height="0.87cm" draw:z-index="17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_5f_Caractères"><text:s/>= </text:span><draw:frame draw:style-name="fr3" draw:name="Objet218" text:anchor-type="as-char" svg:y="-0.534cm" svg:width="0.63cm" svg:height="0.87cm" draw:z-index="17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text:p text:style-name="_5f_Paragraphe_5f_Réponse_5f_Elève_5f_Fractions"><text:span text:style-name="_5f_Caractères"><draw:frame draw:style-name="fr3" draw:name="Objet265" text:anchor-type="as-char" svg:y="-0.534cm" svg:width="0.63cm" svg:height="0.87cm" draw:z-index="17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_5f_Caractères"><text:s/>= </text:span><draw:frame draw:style-name="fr3" draw:name="Objet275" text:anchor-type="as-char" svg:y="-0.534cm" svg:width="0.63cm" svg:height="0.87cm" draw:z-index="17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/text:section>
      <text:list text:continue-numbering="true" text:style-name="_5f_Numérotation_20_des_20_exercices">
        <text:list-item>
          <text:h text:style-name="P49" text:outline-level="1"><text:span text:style-name="_5f_Caractères">Place les points suivants sur les axes gradués correspondants.</text:span></text:h>
          <text:list>
            <text:list-item>
              <text:p text:style-name="P48"><text:span text:style-name="_5f_Caractères">A</text:span><text:span text:style-name="_5f_Caractères"><draw:frame draw:style-name="fr3" draw:name="Objet146" text:anchor-type="as-char" svg:y="-0.579cm" svg:width="0.563cm" svg:height="0.96cm" draw:z-index="11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_5f_Caractères"> ; B</text:span><text:span text:style-name="_5f_Caractères"><draw:frame draw:style-name="fr3" draw:name="Objet154" text:anchor-type="as-char" svg:y="-0.579cm" svg:width="0.563cm" svg:height="0.96cm" draw:z-index="11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_5f_Caractères"> ; et C</text:span><text:span text:style-name="_5f_Caractères"><draw:frame draw:style-name="fr3" draw:name="Objet164" text:anchor-type="as-char" svg:y="-0.579cm" svg:width="0.563cm" svg:height="0.96cm" draw:z-index="120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_5f_Caractères"> :</text:span></text:p>
            </text:list-item>
            <text:list-item>
              <text:p text:style-name="P48"><draw:g text:anchor-type="char" draw:z-index="52" draw:name="Forme69" draw:style-name="gr25"><draw:line draw:style-name="gr20" draw:text-style-name="P64" svg:x1="0.373cm" svg:y1="0.101cm" svg:x2="0.373cm" svg:y2="0.599cm"><text:p/></draw:line><draw:line draw:style-name="gr21" draw:text-style-name="P65" svg:x1="0.373cm" svg:y1="0.351cm" svg:x2="9.102cm" svg:y2="0.351cm"><text:p/></draw:line><draw:line draw:style-name="gr22" draw:text-style-name="P64" svg:x1="3.338cm" svg:y1="0.224cm" svg:x2="3.338cm" svg:y2="0.473cm"><text:p/></draw:line><draw:line draw:style-name="gr22" draw:text-style-name="P64" svg:x1="2.346cm" svg:y1="0.224cm" svg:x2="2.346cm" svg:y2="0.473cm"><text:p/></draw:line><draw:line draw:style-name="gr22" draw:text-style-name="P64" svg:x1="1.362cm" svg:y1="0.224cm" svg:x2="1.362cm" svg:y2="0.473cm"><text:p/></draw:line><draw:line draw:style-name="gr22" draw:text-style-name="P64" svg:x1="4.327cm" svg:y1="0.101cm" svg:x2="4.327cm" svg:y2="0.599cm"><text:p/></draw:line><draw:line draw:style-name="gr22" draw:text-style-name="P64" svg:x1="7.288cm" svg:y1="0.224cm" svg:x2="7.288cm" svg:y2="0.473cm"><text:p/></draw:line><draw:line draw:style-name="gr22" draw:text-style-name="P64" svg:x1="6.303cm" svg:y1="0.224cm" svg:x2="6.303cm" svg:y2="0.473cm"><text:p/></draw:line><draw:line draw:style-name="gr22" draw:text-style-name="P64" svg:x1="5.311cm" svg:y1="0.224cm" svg:x2="5.311cm" svg:y2="0.473cm"><text:p/></draw:line><draw:line draw:style-name="gr22" draw:text-style-name="P64" svg:x1="8.283cm" svg:y1="0.101cm" svg:x2="8.283cm" svg:y2="0.599cm"><text:p/></draw:line><draw:frame draw:style-name="gr24" draw:text-style-name="P67" svg:width="0.729cm" svg:height="0.664cm" svg:x="0cm" svg:y="0.591cm"><draw:text-box><text:p text:style-name="P66"><text:span text:style-name="T18">0</text:span></text:p></draw:text-box></draw:frame><draw:frame draw:style-name="gr24" draw:text-style-name="P67" svg:width="0.729cm" svg:height="0.664cm" svg:x="3.992cm" svg:y="0.598cm"><draw:text-box><text:p text:style-name="P66"><text:span text:style-name="T18">1</text:span></text:p></draw:text-box></draw:frame><draw:frame draw:style-name="gr24" draw:text-style-name="P67" svg:width="0.729cm" svg:height="0.664cm" svg:x="7.945cm" svg:y="0.6cm"><draw:text-box><text:p text:style-name="P66"><text:span text:style-name="T18">2</text:span></text:p></draw:text-box></draw:frame></draw:g><text:span text:style-name="_5f_Caractères">D</text:span><text:span text:style-name="_5f_Caractères"><draw:frame draw:style-name="fr3" draw:name="Objet1010" text:anchor-type="as-char" svg:y="-0.579cm" svg:width="0.563cm" svg:height="0.96cm" draw:z-index="121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_5f_Caractères"> ; E</text:span><text:span text:style-name="_5f_Caractères"><draw:frame draw:style-name="fr3" draw:name="Objet203" text:anchor-type="as-char" svg:y="-0.579cm" svg:width="0.787cm" svg:height="0.96cm" draw:z-index="122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_5f_Caractères"> ;et F</text:span><text:span text:style-name="_5f_Caractères"><draw:frame draw:style-name="fr3" draw:name="Objet225" text:anchor-type="as-char" svg:y="-0.579cm" svg:width="0.563cm" svg:height="0.96cm" draw:z-index="123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_5f_Caractères"> :</text:span></text:p>
            </text:list-item>
          </text:list>
        </text:list-item>
      </text:list>
      <text:h text:style-name="_5f_Paragraphe" text:outline-level="1"><draw:g text:anchor-type="char" draw:z-index="58" draw:name="Forme70" draw:style-name="gr19"><draw:line draw:style-name="gr20" draw:text-style-name="P64" svg:x1="0.369cm" svg:y1="0.101cm" svg:x2="0.369cm" svg:y2="0.589cm"><text:p/></draw:line><draw:line draw:style-name="gr21" draw:text-style-name="P65" svg:x1="0.369cm" svg:y1="0.344cm" svg:x2="9.103cm" svg:y2="0.344cm"><text:p/></draw:line><draw:line draw:style-name="gr22" draw:text-style-name="P64" svg:x1="3.666cm" svg:y1="0.224cm" svg:x2="3.666cm" svg:y2="0.468cm"><text:p/></draw:line><draw:line draw:style-name="gr22" draw:text-style-name="P64" svg:x1="3.006cm" svg:y1="0.224cm" svg:x2="3.006cm" svg:y2="0.468cm"><text:p/></draw:line><draw:line draw:style-name="gr22" draw:text-style-name="P64" svg:x1="2.349cm" svg:y1="0.224cm" svg:x2="2.349cm" svg:y2="0.468cm"><text:p/></draw:line><draw:line draw:style-name="gr22" draw:text-style-name="P64" svg:x1="1.692cm" svg:y1="0.224cm" svg:x2="1.692cm" svg:y2="0.468cm"><text:p/></draw:line><draw:line draw:style-name="gr22" draw:text-style-name="P64" svg:x1="1.029cm" svg:y1="0.224cm" svg:x2="1.029cm" svg:y2="0.468cm"><text:p/></draw:line><draw:line draw:style-name="gr22" draw:text-style-name="P64" svg:x1="4.327cm" svg:y1="0.101cm" svg:x2="4.327cm" svg:y2="0.589cm"><text:p/></draw:line><draw:line draw:style-name="gr22" draw:text-style-name="P64" svg:x1="7.628cm" svg:y1="0.224cm" svg:x2="7.628cm" svg:y2="0.468cm"><text:p/></draw:line><draw:line draw:style-name="gr22" draw:text-style-name="P64" svg:x1="6.968cm" svg:y1="0.224cm" svg:x2="6.968cm" svg:y2="0.468cm"><text:p/></draw:line><draw:line draw:style-name="gr22" draw:text-style-name="P64" svg:x1="6.307cm" svg:y1="0.224cm" svg:x2="6.307cm" svg:y2="0.468cm"><text:p/></draw:line><draw:line draw:style-name="gr22" draw:text-style-name="P64" svg:x1="5.647cm" svg:y1="0.224cm" svg:x2="5.647cm" svg:y2="0.468cm"><text:p/></draw:line><draw:line draw:style-name="gr22" draw:text-style-name="P64" svg:x1="4.987cm" svg:y1="0.224cm" svg:x2="4.987cm" svg:y2="0.468cm"><text:p/></draw:line><draw:line draw:style-name="gr22" draw:text-style-name="P64" svg:x1="8.284cm" svg:y1="0.101cm" svg:x2="8.284cm" svg:y2="0.589cm"><text:p/></draw:line><draw:frame draw:style-name="gr24" draw:text-style-name="P67" svg:width="0.729cm" svg:height="0.664cm" svg:x="0cm" svg:y="0.579cm"><draw:text-box><text:p text:style-name="P66"><text:span text:style-name="T18">0</text:span></text:p></draw:text-box></draw:frame><draw:frame draw:style-name="gr24" draw:text-style-name="P67" svg:width="0.729cm" svg:height="0.664cm" svg:x="3.995cm" svg:y="0.586cm"><draw:text-box><text:p text:style-name="P66"><text:span text:style-name="T18">1</text:span></text:p></draw:text-box></draw:frame><draw:frame draw:style-name="gr24" draw:text-style-name="P67" svg:width="0.729cm" svg:height="0.664cm" svg:x="7.95cm" svg:y="0.59cm"><draw:text-box><text:p text:style-name="P66"><text:span text:style-name="T18">2</text:span></text:p></draw:text-box></draw:frame></draw:g><text:span text:style-name="_5f_Caractères"/></text:h>
      <text:list text:continue-numbering="true" text:style-name="_5f_Numérotation_20_des_20_exercices">
        <text:list-item>
          <text:list>
            <text:list-item>
              <text:p text:style-name="P48"><text:span text:style-name="_5f_Caractères">G</text:span><text:span text:style-name="_5f_Caractères"><draw:frame draw:style-name="fr3" draw:name="Objet235" text:anchor-type="as-char" svg:y="-0.579cm" svg:width="0.787cm" svg:height="0.96cm" draw:z-index="15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"> ; H</text:span><text:span text:style-name="_5f_Caractères"><draw:frame draw:style-name="fr3" draw:name="Objet246" text:anchor-type="as-char" svg:y="-0.579cm" svg:width="0.787cm" svg:height="0.96cm" draw:z-index="15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_5f_Caractères"> ; et I</text:span><text:span text:style-name="_5f_Caractères"><draw:frame draw:style-name="fr3" draw:name="Objet256" text:anchor-type="as-char" svg:y="-0.579cm" svg:width="0.787cm" svg:height="0.96cm" draw:z-index="15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_5f_Caractères"> :</text:span></text:p>
            </text:list-item>
          </text:list>
        </text:list-item>
      </text:list>
      <text:h text:style-name="_5f_Paragraphe" text:outline-level="1"><draw:g text:anchor-type="char" draw:z-index="59" draw:name="Forme71" draw:style-name="gr19"><draw:line draw:style-name="gr20" draw:text-style-name="P64" svg:x1="0.275cm" svg:y1="0.168cm" svg:x2="0.275cm" svg:y2="0.76cm"><text:p/></draw:line><draw:line draw:style-name="gr21" draw:text-style-name="P65" svg:x1="0.275cm" svg:y1="0.465cm" svg:x2="9.077cm" svg:y2="0.465cm"><text:p/></draw:line><draw:line draw:style-name="gr22" draw:text-style-name="P64" svg:x1="3.93cm" svg:y1="0.315cm" svg:x2="3.93cm" svg:y2="0.611cm"><text:p/></draw:line><draw:line draw:style-name="gr22" draw:text-style-name="P64" svg:x1="3.595cm" svg:y1="0.315cm" svg:x2="3.595cm" svg:y2="0.611cm"><text:p/></draw:line><draw:line draw:style-name="gr22" draw:text-style-name="P64" svg:x1="3.265cm" svg:y1="0.315cm" svg:x2="3.265cm" svg:y2="0.611cm"><text:p/></draw:line><draw:line draw:style-name="gr22" draw:text-style-name="P64" svg:x1="2.93cm" svg:y1="0.315cm" svg:x2="2.93cm" svg:y2="0.611cm"><text:p/></draw:line><draw:line draw:style-name="gr22" draw:text-style-name="P64" svg:x1="2.606cm" svg:y1="0.315cm" svg:x2="2.606cm" svg:y2="0.611cm"><text:p/></draw:line><draw:line draw:style-name="gr22" draw:text-style-name="P64" svg:x1="2.265cm" svg:y1="0.315cm" svg:x2="2.265cm" svg:y2="0.611cm"><text:p/></draw:line><draw:line draw:style-name="gr22" draw:text-style-name="P64" svg:x1="1.937cm" svg:y1="0.315cm" svg:x2="1.937cm" svg:y2="0.611cm"><text:p/></draw:line><draw:line draw:style-name="gr22" draw:text-style-name="P64" svg:x1="1.607cm" svg:y1="0.315cm" svg:x2="1.607cm" svg:y2="0.611cm"><text:p/></draw:line><draw:line draw:style-name="gr22" draw:text-style-name="P64" svg:x1="1.272cm" svg:y1="0.315cm" svg:x2="1.272cm" svg:y2="0.611cm"><text:p/></draw:line><draw:line draw:style-name="gr22" draw:text-style-name="P64" svg:x1="0.933cm" svg:y1="0.315cm" svg:x2="0.933cm" svg:y2="0.611cm"><text:p/></draw:line><draw:line draw:style-name="gr22" draw:text-style-name="P64" svg:x1="0.607cm" svg:y1="0.315cm" svg:x2="0.607cm" svg:y2="0.611cm"><text:p/></draw:line><draw:line draw:style-name="gr22" draw:text-style-name="P64" svg:x1="4.263cm" svg:y1="0.168cm" svg:x2="4.263cm" svg:y2="0.76cm"><text:p/></draw:line><draw:line draw:style-name="gr22" draw:text-style-name="P64" svg:x1="7.913cm" svg:y1="0.315cm" svg:x2="7.913cm" svg:y2="0.611cm"><text:p/></draw:line><draw:line draw:style-name="gr22" draw:text-style-name="P64" svg:x1="7.587cm" svg:y1="0.315cm" svg:x2="7.587cm" svg:y2="0.611cm"><text:p/></draw:line><draw:line draw:style-name="gr22" draw:text-style-name="P64" svg:x1="7.246cm" svg:y1="0.315cm" svg:x2="7.246cm" svg:y2="0.611cm"><text:p/></draw:line><draw:line draw:style-name="gr22" draw:text-style-name="P64" svg:x1="6.92cm" svg:y1="0.315cm" svg:x2="6.92cm" svg:y2="0.611cm"><text:p/></draw:line><draw:line draw:style-name="gr22" draw:text-style-name="P64" svg:x1="6.587cm" svg:y1="0.315cm" svg:x2="6.587cm" svg:y2="0.611cm"><text:p/></draw:line><draw:line draw:style-name="gr22" draw:text-style-name="P64" svg:x1="6.255cm" svg:y1="0.315cm" svg:x2="6.255cm" svg:y2="0.611cm"><text:p/></draw:line><draw:line draw:style-name="gr22" draw:text-style-name="P64" svg:x1="5.928cm" svg:y1="0.315cm" svg:x2="5.928cm" svg:y2="0.611cm"><text:p/></draw:line><draw:line draw:style-name="gr22" draw:text-style-name="P64" svg:x1="5.589cm" svg:y1="0.315cm" svg:x2="5.589cm" svg:y2="0.611cm"><text:p/></draw:line><draw:line draw:style-name="gr22" draw:text-style-name="P64" svg:x1="5.256cm" svg:y1="0.315cm" svg:x2="5.256cm" svg:y2="0.611cm"><text:p/></draw:line><draw:line draw:style-name="gr22" draw:text-style-name="P64" svg:x1="4.929cm" svg:y1="0.315cm" svg:x2="4.929cm" svg:y2="0.611cm"><text:p/></draw:line><draw:line draw:style-name="gr22" draw:text-style-name="P64" svg:x1="4.595cm" svg:y1="0.315cm" svg:x2="4.595cm" svg:y2="0.611cm"><text:p/></draw:line><draw:line draw:style-name="gr22" draw:text-style-name="P64" svg:x1="8.253cm" svg:y1="0.168cm" svg:x2="8.253cm" svg:y2="0.76cm"><text:p/></draw:line><draw:frame draw:style-name="gr23" draw:text-style-name="P67" svg:width="0.708cm" svg:height="0.72cm" svg:x="-0.099cm" svg:y="0.75cm"><draw:text-box><text:p text:style-name="P66"><text:span text:style-name="T17">0</text:span></text:p></draw:text-box></draw:frame><draw:frame draw:style-name="gr23" draw:text-style-name="P67" svg:width="0.708cm" svg:height="0.72cm" svg:x="3.926cm" svg:y="0.759cm"><draw:text-box><text:p text:style-name="P66"><text:span text:style-name="T17">1</text:span></text:p></draw:text-box></draw:frame><draw:frame draw:style-name="gr23" draw:text-style-name="P67" svg:width="0.708cm" svg:height="0.72cm" svg:x="7.911cm" svg:y="0.764cm"><draw:text-box><text:p text:style-name="P66"><text:span text:style-name="T17">2</text:span></text:p></draw:text-box></draw:fram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list>
            <text:list-item>
              <text:p text:style-name="P48"><text:span text:style-name="_5f_Caractères">Quels sont les points ayant la même abscisse ?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8"><text:span text:style-name="_5f_Caractères">Quelles égalités de fractions peux-tu en déduire ?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h text:style-name="P50" text:outline-level="1"><text:span text:style-name="_5f_Caractères">Complète par le symbole = ou ≠.</text:span></text:h>
        </text:list-item>
      </text:list>
      <text:section text:style-name="Sect3" text:name="Section38">
        <text:p text:style-name="_5f_Paragraphe_5f_Réponse_5f_Elève_5f_Fractions"><text:span text:style-name="_5f_Caractères"><draw:frame draw:style-name="fr3" draw:name="Objet160" text:anchor-type="as-char" svg:y="-0.534cm" svg:width="0.898cm" svg:height="0.87cm" draw:z-index="12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_5f_pointillés_20_gris">.....</text:span><text:span text:style-name="_5f_pointillés_20_gris"><draw:frame draw:style-name="fr3" draw:name="Objet1611" text:anchor-type="as-char" svg:y="-0.534cm" svg:width="0.293cm" svg:height="0.87cm" draw:z-index="125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text:p text:style-name="_5f_Paragraphe_5f_Réponse_5f_Elève_5f_Fractions"><text:span text:style-name="_5f_Caractères"><draw:frame draw:style-name="fr3" draw:name="Objet1621" text:anchor-type="as-char" svg:y="-0.534cm" svg:width="0.947cm" svg:height="0.87cm" draw:z-index="126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_5f_pointillés_20_gris">.....</text:span><text:span text:style-name="_5f_pointillés_20_gris"><draw:frame draw:style-name="fr3" draw:name="Objet1631" text:anchor-type="as-char" svg:y="-0.534cm" svg:width="0.293cm" svg:height="0.87cm" draw:z-index="127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<text:p text:style-name="_5f_Paragraphe_5f_Réponse_5f_Elève_5f_Fractions"><text:span text:style-name="_5f_Caractères"><draw:frame draw:style-name="fr3" draw:name="Objet178" text:anchor-type="as-char" svg:y="-0.534cm" svg:width="0.947cm" svg:height="0.87cm" draw:z-index="150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_5f_pointillés_20_gris">.....</text:span><text:span text:style-name="_5f_pointillés_20_gris"><draw:frame draw:style-name="fr3" draw:name="Objet179" text:anchor-type="as-char" svg:y="-0.534cm" svg:width="0.293cm" svg:height="0.87cm" draw:z-index="1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  <text:p text:style-name="_5f_Paragraphe_5f_Réponse_5f_Elève_5f_Fractions"><text:span text:style-name="_5f_Caractères"><draw:frame draw:style-name="fr3" draw:name="Objet1731" text:anchor-type="as-char" svg:y="-0.534cm" svg:width="0.517cm" svg:height="0.87cm" draw:z-index="147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_5f_pointillés_20_gris">.....</text:span><text:span text:style-name="_5f_pointillés_20_gris"><draw:frame draw:style-name="fr3" draw:name="Objet1741" text:anchor-type="as-char" svg:y="-0.534cm" svg:width="0.293cm" svg:height="0.87cm" draw:z-index="145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<text:p text:style-name="_5f_Paragraphe_5f_Réponse_5f_Elève_5f_Fractions"><text:span text:style-name="_5f_Caractères"><draw:frame draw:style-name="fr3" draw:name="Objet1641" text:anchor-type="as-char" svg:y="-0.534cm" svg:width="0.293cm" svg:height="0.87cm" draw:z-index="14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_5f_pointillés_20_gris">.....</text:span><text:span text:style-name="_5f_pointillés_20_gris"><draw:frame draw:style-name="fr3" draw:name="Objet1721" text:anchor-type="as-char" svg:y="-0.534cm" svg:width="0.293cm" svg:height="0.87cm" draw:z-index="14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<text:p text:style-name="_5f_Paragraphe_5f_Réponse_5f_Elève_5f_Fractions"><text:span text:style-name="_5f_Caractères"><draw:frame draw:style-name="fr3" draw:name="Objet1751" text:anchor-type="as-char" svg:y="-0.534cm" svg:width="0.293cm" svg:height="0.87cm" draw:z-index="139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_5f_pointillés_20_gris">.....4</text:span><text:span text:style-name="_5f_Caractères">,5</text:span></text:p>
        <text:p text:style-name="_5f_Paragraphe_5f_Réponse_5f_Elève_5f_Fractions"><text:span text:style-name="_5f_Caractères"><draw:frame draw:style-name="fr3" draw:name="Objet176" text:anchor-type="as-char" svg:y="-0.534cm" svg:width="0.293cm" svg:height="0.87cm" draw:z-index="137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_5f_pointillés_20_gris">.....</text:span><text:span text:style-name="_5f_pointillés_20_gris"><draw:frame draw:style-name="fr3" draw:name="Objet177" text:anchor-type="as-char" svg:y="-0.534cm" svg:width="0.517cm" svg:height="0.87cm" draw:z-index="1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  <text:p text:style-name="_5f_Paragraphe_5f_Réponse_5f_Elève_5f_Fractions"><text:span text:style-name="_5f_Caractères"><draw:frame draw:style-name="fr3" draw:name="Objet1801" text:anchor-type="as-char" svg:y="-0.534cm" svg:width="0.293cm" svg:height="0.87cm" draw:z-index="133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_5f_pointillés_20_gris">.....</text:span><text:span text:style-name="_5f_pointillés_20_gris"><draw:frame draw:style-name="fr3" draw:name="Objet190" text:anchor-type="as-char" svg:y="-0.534cm" svg:width="0.517cm" svg:height="0.87cm" draw:z-index="131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  <text:p text:style-name="_5f_Paragraphe_5f_Réponse_5f_Elève_5f_Fractions"><text:span text:style-name="_5f_Caractères">4</text:span><text:span text:style-name="_5f_pointillés_20_gris">.....</text:span><text:span text:style-name="_5f_pointillés_20_gris"><draw:frame draw:style-name="fr3" draw:name="Objet1911" text:anchor-type="as-char" svg:y="-0.534cm" svg:width="0.517cm" svg:height="0.87cm" draw:z-index="129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p>
      </text:section>
      <text:list text:continue-numbering="true" text:style-name="_5f_Numérotation_20_des_20_exercices">
        <text:list-item>
          <text:h text:style-name="P49" text:outline-level="1"><text:span text:style-name="_5f_Caractères">Complète.</text:span></text:h>
        </text:list-item>
      </text:list>
      <text:section text:style-name="Sect4" text:name="Section39">
        <text:p text:style-name="_5f_Paragraphe_5f_Réponse_5f_Elève_5f_Fractions"><text:span text:style-name="_5f_Caractères"><draw:frame draw:style-name="fr3" draw:name="Objet542" text:anchor-type="as-char" svg:y="-0.534cm" svg:width="0.293cm" svg:height="0.87cm" draw:z-index="116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_5f_Caractères"><text:s/>= </text:span><draw:frame draw:style-name="fr3" draw:name="Objet551" text:anchor-type="as-char" svg:y="-0.534cm" svg:width="0.63cm" svg:height="0.87cm" draw:z-index="114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<text:p text:style-name="_5f_Paragraphe_5f_Réponse_5f_Elève_5f_Fractions"><text:span text:style-name="_5f_Caractères"><draw:frame draw:style-name="fr3" draw:name="Objet563" text:anchor-type="as-char" svg:y="-0.534cm" svg:width="0.293cm" svg:height="0.87cm" draw:z-index="112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_5f_Caractères"><text:s/>= </text:span><draw:frame draw:style-name="fr3" draw:name="Objet671" text:anchor-type="as-char" svg:y="-0.534cm" svg:width="0.63cm" svg:height="0.87cm" draw:z-index="110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<text:p text:style-name="_5f_Paragraphe_5f_Réponse_5f_Elève_5f_Fractions"><text:span text:style-name="_5f_Caractères"><draw:frame draw:style-name="fr3" draw:name="Objet722" text:anchor-type="as-char" svg:y="-0.534cm" svg:width="0.293cm" svg:height="0.87cm" draw:z-index="108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_5f_Caractères"><text:s/>= </text:span><draw:frame draw:style-name="fr3" draw:name="Objet732" text:anchor-type="as-char" svg:y="-0.534cm" svg:width="0.63cm" svg:height="0.87cm" draw:z-index="107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<text:p text:style-name="_5f_Paragraphe_5f_Réponse_5f_Elève_5f_Fractions"><text:span text:style-name="_5f_Caractères"><draw:frame draw:style-name="fr3" draw:name="Objet742" text:anchor-type="as-char" svg:y="-0.534cm" svg:width="0.293cm" svg:height="0.87cm" draw:z-index="10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_5f_Caractères"><text:s/>= </text:span><draw:frame draw:style-name="fr3" draw:name="Objet752" text:anchor-type="as-char" svg:y="-0.534cm" svg:width="0.63cm" svg:height="0.87cm" draw:z-index="103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<text:p text:style-name="_5f_Paragraphe_5f_Réponse_5f_Elève_5f_Fractions"><text:span text:style-name="_5f_Caractères"><draw:frame draw:style-name="fr3" draw:name="Objet762" text:anchor-type="as-char" svg:y="-0.534cm" svg:width="0.293cm" svg:height="0.87cm" draw:z-index="102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_5f_Caractères"><text:s/>= </text:span><draw:frame draw:style-name="fr3" draw:name="Objet771" text:anchor-type="as-char" svg:y="-0.534cm" svg:width="0.63cm" svg:height="0.87cm" draw:z-index="100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<text:p text:style-name="_5f_Paragraphe_5f_Réponse_5f_Elève_5f_Fractions"><text:span text:style-name="_5f_Caractères"><draw:frame draw:style-name="fr3" draw:name="Objet781" text:anchor-type="as-char" svg:y="-0.534cm" svg:width="0.293cm" svg:height="0.87cm" draw:z-index="99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_5f_Caractères"><text:s/>= </text:span><draw:frame draw:style-name="fr3" draw:name="Objet791" text:anchor-type="as-char" svg:y="-0.534cm" svg:width="0.63cm" svg:height="0.87cm" draw:z-index="97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<text:p text:style-name="_5f_Paragraphe_5f_Réponse_5f_Elève_5f_Fractions"><text:span text:style-name="_5f_Caractères">7 = </text:span><text:span text:style-name="_5f_Caractères"><draw:frame draw:style-name="fr3" draw:name="Objet801" text:anchor-type="as-char" svg:y="-0.534cm" svg:width="0.293cm" svg:height="0.87cm" draw:z-index="5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_5f_Caractères"><text:s/>= </text:span><draw:frame draw:style-name="fr3" draw:name="Objet813" text:anchor-type="as-char" svg:y="-0.534cm" svg:width="0.63cm" svg:height="0.87cm" draw:z-index="95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<text:p text:style-name="_5f_Paragraphe_5f_Réponse_5f_Elève_5f_Fractions"><text:span text:style-name="_5f_Caractères">3 = </text:span><text:span text:style-name="_5f_Caractères"><draw:frame draw:style-name="fr3" draw:name="Objet821" text:anchor-type="as-char" svg:y="-0.534cm" svg:width="0.293cm" svg:height="0.87cm" draw:z-index="9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_5f_Caractères"><text:s/>= </text:span><draw:frame draw:style-name="fr3" draw:name="Objet831" text:anchor-type="as-char" svg:y="-0.534cm" svg:width="0.63cm" svg:height="0.87cm" draw:z-index="91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<text:p text:style-name="_5f_Paragraphe_5f_Réponse_5f_Elève_5f_Fractions"><text:span text:style-name="_5f_Caractères">6 = </text:span><draw:frame draw:style-name="fr3" draw:name="Objet715" text:anchor-type="as-char" svg:y="-0.534cm" svg:width="0.63cm" svg:height="0.87cm" draw:z-index="87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/text:section>
      <text:list text:continue-numbering="true" text:style-name="_5f_Numérotation_20_des_20_exercices">
        <text:list-item>
          <text:h text:style-name="P49" text:outline-level="1"><text:span text:style-name="_5f_Caractères">Range les fractions suivantes dans le tableau.</text:span></text:h>
        </text:list-item>
      </text:list>
      <table:table table:name="Tableau37" table:style-name="Tableau37">
        <table:table-column table:style-name="Tableau37.A" table:number-columns-repeated="7"/>
        <table:table-column table:style-name="Tableau37.H"/>
        <table:table-header-rows>
          <table:table-row table:style-name="Tableau37.1">
            <table:table-cell table:style-name="Tableau37.A1" office:value-type="string">
              <text:h text:style-name="_5f_Tableau_5f_Centré" text:outline-level="1"><text:span text:style-name="_5f_Caractères"><draw:frame draw:style-name="fr3" draw:name="Objet140" text:anchor-type="as-char" svg:y="-0.534cm" svg:width="0.517cm" svg:height="0.87cm" draw:z-index="88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3" draw:name="Objet219" text:anchor-type="as-char" svg:y="-0.534cm" svg:width="0.293cm" svg:height="0.87cm" draw:z-index="85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3" draw:name="Objet326" text:anchor-type="as-char" svg:y="-0.534cm" svg:width="0.517cm" svg:height="0.87cm" draw:z-index="84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3" draw:name="Objet425" text:anchor-type="as-char" svg:y="-0.534cm" svg:width="0.517cm" svg:height="0.87cm" draw:z-index="83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3" draw:name="Objet515" text:anchor-type="as-char" svg:y="-0.534cm" svg:width="0.517cm" svg:height="0.87cm" draw:z-index="78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3" draw:name="Objet616" text:anchor-type="as-char" svg:y="-0.534cm" svg:width="0.293cm" svg:height="0.87cm" draw:z-index="54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3" draw:name="Objet716" text:anchor-type="as-char" svg:y="-0.534cm" svg:width="0.517cm" svg:height="0.87cm" draw:z-index="55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3" draw:name="Objet814" text:anchor-type="as-char" svg:y="-0.534cm" svg:width="0.517cm" svg:height="0.87cm" draw:z-index="82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h>
            </table:table-cell>
          </table:table-row>
        </table:table-header-rows>
      </table:table>
      <table:table table:name="Tableau38" table:style-name="Tableau38">
        <table:table-column table:style-name="Tableau38.A"/>
        <table:table-column table:style-name="Tableau38.B"/>
        <table:table-row table:style-name="Tableau38.1">
          <table:table-cell table:style-name="Tableau38.A1" office:value-type="string">
            <text:p text:style-name="_5f_Paragraphe_5f_Réponse_5f_Elève_5f_Fraction"><text:span text:style-name="_5f_Caractères">Fractions égales à </text:span><text:span text:style-name="_5f_Caractères"><draw:frame draw:style-name="fr3" draw:name="Objet1181" text:anchor-type="as-char" svg:y="-0.534cm" svg:width="0.293cm" svg:height="0.87cm" draw:z-index="81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p>
          </table:table-cell>
          <table:table-cell table:style-name="Tableau38.B1" office:value-type="string">
            <text:h text:style-name="_5f_Tableau_5f_Centré" text:outline-level="1"><text:span text:style-name="_5f_pointillés_20_gris">………………………...</text:span></text:h>
          </table:table-cell>
        </table:table-row>
        <table:table-row table:style-name="Tableau38.1">
          <table:table-cell table:style-name="Tableau38.A2" office:value-type="string">
            <text:p text:style-name="_5f_Paragraphe_5f_Réponse_5f_Elève_5f_Fraction"><text:span text:style-name="_5f_Caractères">Fractions égales à </text:span><text:span text:style-name="_5f_Caractères"><draw:frame draw:style-name="fr3" draw:name="Objet1191" text:anchor-type="as-char" svg:y="-0.534cm" svg:width="0.293cm" svg:height="0.87cm" draw:z-index="80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    </table:table-cell>
          <table:table-cell table:style-name="Tableau38.B2" office:value-type="string">
            <text:h text:style-name="_5f_Tableau_5f_Centré" text:outline-level="1"><text:span text:style-name="_5f_pointillés_20_gris">………………………...</text:span></text:h>
          </table:table-cell>
        </table:table-row>
        <table:table-row table:style-name="Tableau38.1">
          <table:table-cell table:style-name="Tableau38.A2" office:value-type="string">
            <text:p text:style-name="_5f_Paragraphe_5f_Réponse_5f_Elève_5f_Fraction"><text:span text:style-name="_5f_Caractères">Fractions égales à </text:span><text:span text:style-name="_5f_Caractères"><draw:frame draw:style-name="fr3" draw:name="Objet1201" text:anchor-type="as-char" svg:y="-0.534cm" svg:width="0.293cm" svg:height="0.87cm" draw:z-index="79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p>
          </table:table-cell>
          <table:table-cell table:style-name="Tableau38.B3" office:value-type="string">
            <text:h text:style-name="_5f_Tableau_5f_Centré" text:outline-level="1"><text:span text:style-name="_5f_pointillés_20_gris">………………………...</text:span></text:h>
          </table:table-cell>
        </table:table-row>
      </table:table>
      <text:list text:continue-numbering="true" text:style-name="_5f_Numérotation_20_des_20_exercices">
        <text:list-item>
          <text:h text:style-name="P49" text:outline-level="1"><text:span text:style-name="_5f_Caractères">Colorie d'une même couleur les cases égales.</text:span></text:h>
        </text:list-item>
      </text:list>
      <table:table table:name="Tableau39" table:style-name="Tableau39">
        <table:table-column table:style-name="Tableau39.A" table:number-columns-repeated="5"/>
        <table:table-row table:style-name="Tableau39.1">
          <table:table-cell table:style-name="Tableau39.A1" office:value-type="string">
            <text:h text:style-name="_5f_Tableau_5f_Centré" text:outline-level="1"><text:span text:style-name="_5f_Caractères"><draw:frame draw:style-name="fr3" draw:name="Objet681" text:anchor-type="as-char" svg:y="-0.534cm" svg:width="0.293cm" svg:height="0.87cm" draw:z-index="77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h>
          </table:table-cell>
          <table:table-cell table:style-name="Tableau39.A1" office:value-type="string">
            <text:h text:style-name="_5f_Tableau_5f_Centré" text:outline-level="1"><text:span text:style-name="_5f_Caractères"><draw:frame draw:style-name="fr3" draw:name="Objet691" text:anchor-type="as-char" svg:y="-0.534cm" svg:width="0.517cm" svg:height="0.87cm" draw:z-index="76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h>
          </table:table-cell>
          <table:table-cell table:style-name="Tableau39.A1" office:value-type="string">
            <text:h text:style-name="_5f_Tableau_5f_Centré" text:outline-level="1"><text:span text:style-name="_5f_Caractères"><draw:frame draw:style-name="fr3" draw:name="Objet1041" text:anchor-type="as-char" svg:y="-0.534cm" svg:width="0.517cm" svg:height="0.87cm" draw:z-index="75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h>
          </table:table-cell>
          <table:table-cell table:style-name="Tableau39.A1" office:value-type="string">
            <text:h text:style-name="_5f_Tableau_5f_Centré" text:outline-level="1"><text:span text:style-name="_5f_Caractères"><draw:frame draw:style-name="fr3" draw:name="Objet1051" text:anchor-type="as-char" svg:y="-0.534cm" svg:width="0.517cm" svg:height="0.87cm" draw:z-index="74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h>
          </table:table-cell>
          <table:table-cell table:style-name="Tableau39.E1" office:value-type="string">
            <text:h text:style-name="_5f_Tableau_5f_Centré" text:outline-level="1"><text:span text:style-name="_5f_Caractères"><draw:frame draw:style-name="fr3" draw:name="Objet1061" text:anchor-type="as-char" svg:y="-0.534cm" svg:width="0.293cm" svg:height="0.87cm" draw:z-index="73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h>
          </table:table-cell>
        </table:table-row>
        <table:table-row table:style-name="Tableau39.1">
          <table:table-cell table:style-name="Tableau39.A2" office:value-type="string">
            <text:h text:style-name="_5f_Tableau_5f_Centré" text:outline-level="1"><text:span text:style-name="_5f_Caractères"><draw:frame draw:style-name="fr3" draw:name="Objet1511" text:anchor-type="as-char" svg:y="-0.534cm" svg:width="0.293cm" svg:height="0.87cm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h>
          </table:table-cell>
          <table:table-cell table:style-name="Tableau39.A2" office:value-type="string">
            <text:h text:style-name="_5f_Tableau_5f_Centré" text:outline-level="1"><text:span text:style-name="_5f_Caractères"><draw:frame draw:style-name="fr3" draw:name="Objet1521" text:anchor-type="as-char" svg:y="-0.534cm" svg:width="0.293cm" svg:height="0.87cm" draw:z-index="56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h>
          </table:table-cell>
          <table:table-cell table:style-name="Tableau39.A2" office:value-type="string">
            <text:h text:style-name="_5f_Tableau_5f_Centré" text:outline-level="1"><text:span text:style-name="_5f_Caractères"><draw:frame draw:style-name="fr3" draw:name="Objet1531" text:anchor-type="as-char" svg:y="-0.534cm" svg:width="0.517cm" svg:height="0.87cm" draw:z-index="71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h>
          </table:table-cell>
          <table:table-cell table:style-name="Tableau39.A2" office:value-type="string">
            <text:h text:style-name="_5f_Tableau_5f_Centré" text:outline-level="1"><text:span text:style-name="_5f_Caractères"><draw:frame draw:style-name="fr3" draw:name="Objet1541" text:anchor-type="as-char" svg:y="-0.534cm" svg:width="0.517cm" svg:height="0.87cm" draw:z-index="70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h>
          </table:table-cell>
          <table:table-cell table:style-name="Tableau39.E2" office:value-type="string">
            <text:h text:style-name="_5f_Tableau_5f_Centré" text:outline-level="1"><text:span text:style-name="_5f_Caractères"><draw:frame draw:style-name="fr3" draw:name="Objet155" text:anchor-type="as-char" svg:y="-0.534cm" svg:width="0.517cm" svg:height="0.87cm" draw:z-index="69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h>
          </table:table-cell>
        </table:table-row>
        <table:table-row table:style-name="Tableau39.1">
          <table:table-cell table:style-name="Tableau39.A2" office:value-type="string">
            <text:h text:style-name="_5f_Tableau_5f_Centré" text:outline-level="1"><text:span text:style-name="_5f_Caractères"><draw:frame draw:style-name="fr3" draw:name="Objet156" text:anchor-type="as-char" svg:y="-0.534cm" svg:width="0.517cm" svg:height="0.87cm" draw:z-index="68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h>
          </table:table-cell>
          <table:table-cell table:style-name="Tableau39.A2" office:value-type="string">
            <text:h text:style-name="_5f_Tableau_5f_Centré" text:outline-level="1"><text:span text:style-name="_5f_Caractères"><draw:frame draw:style-name="fr3" draw:name="Objet157" text:anchor-type="as-char" svg:y="-0.534cm" svg:width="0.293cm" svg:height="0.87cm" draw:z-index="67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h>
          </table:table-cell>
          <table:table-cell table:style-name="Tableau39.A2" office:value-type="string">
            <text:h text:style-name="_5f_Tableau_5f_Centré" text:outline-level="1"><text:span text:style-name="_5f_Caractères"><draw:frame draw:style-name="fr3" draw:name="Objet158" text:anchor-type="as-char" svg:y="-0.534cm" svg:width="0.293cm" svg:height="0.87cm" draw:z-index="66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h>
          </table:table-cell>
          <table:table-cell table:style-name="Tableau39.A2" office:value-type="string">
            <text:h text:style-name="_5f_Tableau_5f_Centré" text:outline-level="1"><text:span text:style-name="_5f_Caractères"><draw:frame draw:style-name="fr3" draw:name="Objet159" text:anchor-type="as-char" svg:y="-0.534cm" svg:width="0.293cm" svg:height="0.87cm" draw:z-index="65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h>
          </table:table-cell>
          <table:table-cell table:style-name="Tableau39.E2" office:value-type="string">
            <text:h text:style-name="_5f_Tableau_5f_Centré" text:outline-level="1"><text:span text:style-name="_5f_Caractères">9</text:span></text:h>
          </table:table-cell>
        </table:table-row>
      </table:table>
      <text:list text:continue-numbering="true" text:style-name="_5f_Numérotation_20_des_20_exercices">
        <text:list-item>
          <text:h text:style-name="P50" text:outline-level="1"><text:span text:style-name="_5f_Caractères"><text:span text:style-name="T11">Mila</text:span></text:span><text:span text:style-name="_5f_Caractères"> a reçu une boîte de </text:span><text:span text:style-name="_5f_Caractères"><text:span text:style-name="T12">chocolats</text:span></text:span><text:span text:style-name="_5f_Caractères">. </text:span><text:span text:style-name="_5f_Caractères"><text:span text:style-name="T12">Elle</text:span></text:span><text:span text:style-name="_5f_Caractères"> en a mangé les </text:span><text:span text:style-name="_5f_Caractères"><draw:frame draw:style-name="fr3" draw:name="Objet1222" text:anchor-type="as-char" svg:y="-0.534cm" svg:width="0.293cm" svg:height="0.87cm" draw:z-index="64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_5f_Caractères">, </text:span><text:span text:style-name="_5f_Caractères"><text:span text:style-name="T12">elle</text:span></text:span><text:span text:style-name="_5f_Caractères"> en a donné les </text:span><text:span text:style-name="_5f_Caractères"><draw:frame draw:style-name="fr3" draw:name="Objet1232" text:anchor-type="as-char" svg:y="-0.534cm" svg:width="0.517cm" svg:height="0.87cm" draw:z-index="62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_5f_Caractères"><text:s/>à </text:span><text:span text:style-name="_5f_Caractères"><text:span text:style-name="T11">Simon</text:span></text:span><text:span text:style-name="_5f_Caractères"> et les </text:span><text:span text:style-name="_5f_Caractères"><draw:frame draw:style-name="fr3" draw:name="Objet1242" text:anchor-type="as-char" svg:y="-0.534cm" svg:width="0.517cm" svg:height="0.87cm" draw:z-index="57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_5f_Caractères"><text:s/>à </text:span><text:span text:style-name="_5f_Caractères"><text:span text:style-name="T11">Soline</text:span></text:span><text:span text:style-name="_5f_Caractères">. Qui a eu la plus grosse part ?</text:span></text:h>
        </text:list-item>
      </text:list>
      <text:p text:style-name="_5f_Paragraphe_5f_Réponse_5f_Pointillés_5f_Grisés"><text:span text:style-name="_5f_pointillés_20_gris"><text:tab/></text:span></text:p>
      <text:p text:style-name="_5f_Paragraphe_5f_Réponse_5f_Pointillés_5f_Grisés"><text:soft-page-break/><text:span text:style-name="_5f_Caractères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 style:font-charset="x-symbol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roman" style:font-pitch="variable"/>
    <style:font-face style:name="Lucida Sans3" svg:font-family="'Lucida Sans'" style:font-family-generic="system" style:font-pitch="variable" style:font-charset="x-symbol"/>
    <style:font-face style:name="Lucida Sans4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pitch="variable" style:font-charset="x-symbol"/>
    <style:font-face style:name="SimSun1" svg:font-family="SimSun" style:font-pitch="variable"/>
    <style:font-face style:name="SimSun2" svg:font-family="SimSun" style:font-family-generic="roman" style:font-pitch="variable"/>
    <style:font-face style:name="SimSun3" svg:font-family="SimSun" style:font-family-generic="system" style:font-pitch="variable" style:font-charset="x-symbol"/>
    <style:font-face style:name="SimSun4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4" style:font-size-asian="12pt" style:language-asian="zh" style:country-asian="CN" style:font-name-complex="Lucida Sans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4" style:font-size-asian="12pt" style:language-asian="zh" style:country-asian="CN" style:font-name-complex="Lucida Sans4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9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1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98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4</text:span></text:p></draw:text-box></draw:frame><draw:line text:anchor-type="paragraph" draw:z-index="109" draw:name="Ligne_Entete_Impair_Numerique_2col" draw:style-name="Mgr5" draw:text-style-name="MP4" svg:x1="16.023cm" svg:y1="0.36cm" svg:x2="20.496cm" svg:y2="0.36cm"><text:p/></draw:line><draw:line text:anchor-type="paragraph" draw:z-index="101" draw:name="Ligne_Verticale_Impair_Numerique_2col" draw:style-name="Mgr5" draw:text-style-name="MP4" svg:x1="9.477cm" svg:y1="2.007cm" svg:x2="9.477cm" svg:y2="27.044cm"><text:p/></draw:line>Fractions égales</text:p>
      </style:header>
      <style:header-left>
        <text:p text:style-name="MP1"><draw:path text:anchor-type="paragraph" draw:z-index="20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2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115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4</text:span></text:p></draw:text-box></draw:frame><draw:line text:anchor-type="paragraph" draw:z-index="111" draw:name="Ligne_Entete_Pair_Numerique_2col" draw:style-name="Mgr5" draw:text-style-name="MP4" svg:x1="16.023cm" svg:y1="0.36cm" svg:x2="20.496cm" svg:y2="0.36cm"><text:p/></draw:line><draw:line text:anchor-type="paragraph" draw:z-index="113" draw:name="Ligne_Verticale_Pair_Numerique_2col" draw:style-name="Mgr5" draw:text-style-name="MP4" svg:x1="9.477cm" svg:y1="2.007cm" svg:x2="9.477cm" svg:y2="27.044cm"><text:p/></draw:line>Fractions égale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104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24"><draw:text-box fo:min-height="0.52cm" fo:min-width="6.994cm"><text:h text:style-name="MP7" text:outline-level="1">Fractions : le sen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136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43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4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138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40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3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144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48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5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146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49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6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3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4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117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134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1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130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132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2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3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Fractions : le sen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151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153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80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152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154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7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155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159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81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106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160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82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6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5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183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25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7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184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26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8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7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8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185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27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9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186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28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0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9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0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31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35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3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32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36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4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3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4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29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33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1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30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34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2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1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2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86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47" draw:name="Ligne_Entete_Impair_Programmation_2col" draw:style-name="Mgr20" draw:text-style-name="MP4" svg:x1="16.023cm" svg:y1="0.36cm" svg:x2="20.496cm" svg:y2="0.36cm"><text:p/></draw:line><draw:frame text:anchor-type="paragraph" draw:z-index="94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89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48" draw:name="Ligne_Entete_Pair_Programmation_2col" draw:style-name="Mgr20" draw:text-style-name="MP4" svg:x1="16.023cm" svg:y1="0.36cm" svg:x2="20.496cm" svg:y2="0.36cm"><text:p/></draw:line><draw:frame text:anchor-type="paragraph" draw:z-index="96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7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8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49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45" draw:name="Ligne_Entete_Impair_Programmation_1col" draw:style-name="Mgr20" draw:text-style-name="MP4" svg:x1="16.023cm" svg:y1="0.36cm" svg:x2="20.496cm" svg:y2="0.36cm"><text:p/></draw:line><draw:frame text:anchor-type="paragraph" draw:z-index="90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50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46" draw:name="Ligne_Entete_Pair_Programmation_1col" draw:style-name="Mgr20" draw:text-style-name="MP4" svg:x1="16.023cm" svg:y1="0.36cm" svg:x2="20.496cm" svg:y2="0.36cm"><text:p/></draw:line><draw:frame text:anchor-type="paragraph" draw:z-index="92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5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6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9:33:49.105000000</meta:creation-date>
    <meta:editing-duration>PT43M48S</meta:editing-duration>
    <meta:editing-cycles>19</meta:editing-cycles>
    <meta:generator>LibreOffice/7.6.1.2$Linux_X86_64 LibreOffice_project/f5defcebd022c5bc36bbb79be232cb6926d8f674</meta:generator>
    <meta:initial-creator>M. KHARROUBI</meta:initial-creator>
    <dc:date>2024-06-15T08:09:56.658826213</dc:date>
    <meta:document-statistic meta:table-count="3" meta:image-count="0" meta:object-count="82" meta:page-count="2" meta:paragraph-count="143" meta:word-count="349" meta:character-count="1677" meta:non-whitespace-character-count="1363"/>
    <meta:template xlink:type="simple" xlink:actuate="onRequest" xlink:title="Modele_Cahier" xlink:href="../../../../../Modele_Cahier.ott" meta:date="2024-03-01T16:05:48.799183200"/>
  </office:meta>
</office:document-meta>
</file>

<file path=Object 1/content.xml><?xml version="1.0" encoding="utf-8"?>
<math xmlns="http://www.w3.org/1998/Math/MathML" display="block">
  <semantics>
    <mfrac>
      <mrow>
        <mn>1</mn>
        <mn>,2</mn>
      </mrow>
      <mn>6</mn>
    </mfrac>
    <annotation encoding="StarMath 5.0">{1,2} over {6}</annotation>
  </semantics>
</math>
</file>

<file path=Object 10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style mathcolor="silver">
        <mstyle mathcolor="silver">
          <mn>.....</mn>
        </mstyle>
      </mstyle>
    </mfrac>
    <annotation encoding="StarMath 5.0">color silver {color silver{.....}} over color silver {color silver{.....}} </annotation>
  </semantics>
</math>
</file>

<file path=Object 11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style mathcolor="silver">
        <mstyle mathcolor="silver">
          <mn>.....</mn>
        </mstyle>
      </mstyle>
    </mfrac>
    <annotation encoding="StarMath 5.0">color silver {color silver{.....}} over color silver {color silver{.....}} </annotation>
  </semantics>
</math>
</file>

<file path=Object 12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style mathcolor="silver">
        <mstyle mathcolor="silver">
          <mn>.....</mn>
        </mstyle>
      </mstyle>
    </mfrac>
    <annotation encoding="StarMath 5.0">color silver {color silver{.....}} over color silver {color silver{.....}} </annotation>
  </semantics>
</math>
</file>

<file path=Object 13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style mathcolor="silver">
        <mstyle mathcolor="silver">
          <mn>.....</mn>
        </mstyle>
      </mstyle>
    </mfrac>
    <annotation encoding="StarMath 5.0">color silver {color silver{.....}} over color silver {color silver{.....}} </annotation>
  </semantics>
</math>
</file>

<file path=Object 14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style mathcolor="silver">
        <mstyle mathcolor="silver">
          <mn>.....</mn>
        </mstyle>
      </mstyle>
    </mfrac>
    <annotation encoding="StarMath 5.0">color silver {color silver{.....}} over color silver {color silver{.....}} </annotation>
  </semantics>
</math>
</file>

<file path=Object 15/content.xml><?xml version="1.0" encoding="utf-8"?>
<math xmlns="http://www.w3.org/1998/Math/MathML" display="block">
  <semantics>
    <mrow>
      <mo fence="true" form="prefix" stretchy="true">(</mo>
      <mrow>
        <mfrac>
          <mn>3</mn>
          <mn>4</mn>
        </mfrac>
      </mrow>
      <mo fence="true" form="postfix" stretchy="true">)</mo>
    </mrow>
    <annotation encoding="StarMath 5.0">left({3}over{4}right)</annotation>
  </semantics>
</math>
</file>

<file path=Object 16/content.xml><?xml version="1.0" encoding="utf-8"?>
<math xmlns="http://www.w3.org/1998/Math/MathML" display="block">
  <semantics>
    <mrow>
      <mo fence="true" form="prefix" stretchy="true">(</mo>
      <mrow>
        <mfrac>
          <mn>5</mn>
          <mn>4</mn>
        </mfrac>
      </mrow>
      <mo fence="true" form="postfix" stretchy="true">)</mo>
    </mrow>
    <annotation encoding="StarMath 5.0">left({5}over{4}right)</annotation>
  </semantics>
</math>
</file>

<file path=Object 17/content.xml><?xml version="1.0" encoding="utf-8"?>
<math xmlns="http://www.w3.org/1998/Math/MathML" display="block">
  <semantics>
    <mrow>
      <mo fence="true" form="prefix" stretchy="true">(</mo>
      <mrow>
        <mfrac>
          <mn>7</mn>
          <mn>4</mn>
        </mfrac>
      </mrow>
      <mo fence="true" form="postfix" stretchy="true">)</mo>
    </mrow>
    <annotation encoding="StarMath 5.0">left({7}over{4}right)</annotation>
  </semantics>
</math>
</file>

<file path=Object 18/content.xml><?xml version="1.0" encoding="utf-8"?>
<math xmlns="http://www.w3.org/1998/Math/MathML" display="block">
  <semantics>
    <mrow>
      <mo fence="true" form="prefix" stretchy="true">(</mo>
      <mrow>
        <mfrac>
          <mn>5</mn>
          <mn>6</mn>
        </mfrac>
      </mrow>
      <mo fence="true" form="postfix" stretchy="true">)</mo>
    </mrow>
    <annotation encoding="StarMath 5.0">left({5}over{6}right)</annotation>
  </semantics>
</math>
</file>

<file path=Object 19/content.xml><?xml version="1.0" encoding="utf-8"?>
<math xmlns="http://www.w3.org/1998/Math/MathML" display="block">
  <semantics>
    <mrow>
      <mo fence="true" form="prefix" stretchy="true">(</mo>
      <mrow>
        <mfrac>
          <mn>10</mn>
          <mn>6</mn>
        </mfrac>
      </mrow>
      <mo fence="true" form="postfix" stretchy="true">)</mo>
    </mrow>
    <annotation encoding="StarMath 5.0">left({10}over{6}right)</annotation>
  </semantics>
</math>
</file>

<file path=Object 2/content.xml><?xml version="1.0" encoding="utf-8"?>
<math xmlns="http://www.w3.org/1998/Math/MathML" display="block">
  <semantics>
    <mfrac>
      <mstyle mathcolor="silver">
        <mstyle mathcolor="silver">
          <mn>...</mn>
        </mstyle>
      </mstyle>
      <mn>18</mn>
    </mfrac>
    <annotation encoding="StarMath 5.0">color silver{color silver{...}} over {18}</annotation>
  </semantics>
</math>
</file>

<file path=Object 20/content.xml><?xml version="1.0" encoding="utf-8"?>
<math xmlns="http://www.w3.org/1998/Math/MathML" display="block">
  <semantics>
    <mrow>
      <mo fence="true" form="prefix" stretchy="true">(</mo>
      <mrow>
        <mfrac>
          <mn>7</mn>
          <mn>6</mn>
        </mfrac>
      </mrow>
      <mo fence="true" form="postfix" stretchy="true">)</mo>
    </mrow>
    <annotation encoding="StarMath 5.0">left({7}over{6}right)</annotation>
  </semantics>
</math>
</file>

<file path=Object 21/content.xml><?xml version="1.0" encoding="utf-8"?>
<math xmlns="http://www.w3.org/1998/Math/MathML" display="block">
  <semantics>
    <mrow>
      <mo fence="true" form="prefix" stretchy="true">(</mo>
      <mrow>
        <mfrac>
          <mn>10</mn>
          <mn>12</mn>
        </mfrac>
      </mrow>
      <mo fence="true" form="postfix" stretchy="true">)</mo>
    </mrow>
    <annotation encoding="StarMath 5.0">left({10}over{12}right)</annotation>
  </semantics>
</math>
</file>

<file path=Object 24/content.xml><?xml version="1.0" encoding="utf-8"?>
<math xmlns="http://www.w3.org/1998/Math/MathML" display="block">
  <semantics>
    <mfrac>
      <mrow>
        <mn>5</mn>
        <mrow>
          <mspace width="0.5em"/>
          <mo stretchy="false">+</mo>
          <mspace width="0.5em"/>
        </mrow>
        <mn>3</mn>
      </mrow>
      <mrow>
        <mn>4</mn>
        <mrow>
          <mspace width="0.5em"/>
          <mo stretchy="false">+</mo>
          <mspace width="0.5em"/>
        </mrow>
        <mn>3</mn>
      </mrow>
    </mfrac>
    <annotation encoding="StarMath 5.0">{5`+`3} over {4`+`3}</annotation>
  </semantics>
</math>
</file>

<file path=Object 25/content.xml><?xml version="1.0" encoding="utf-8"?>
<math xmlns="http://www.w3.org/1998/Math/MathML" display="block">
  <semantics>
    <mfrac>
      <mn>5</mn>
      <mn>4</mn>
    </mfrac>
    <annotation encoding="StarMath 5.0">{5}over {4}</annotation>
  </semantics>
</math>
</file>

<file path=Object 26/content.xml><?xml version="1.0" encoding="utf-8"?>
<math xmlns="http://www.w3.org/1998/Math/MathML" display="block">
  <semantics>
    <mfrac>
      <mrow>
        <mn>5</mn>
        <mrow>
          <mspace width="0.5em"/>
          <mo stretchy="false">×</mo>
          <mspace width="0.5em"/>
        </mrow>
        <mn>3</mn>
      </mrow>
      <mrow>
        <mn>4</mn>
        <mrow>
          <mspace width="0.5em"/>
          <mo stretchy="false">×</mo>
          <mspace width="0.5em"/>
        </mrow>
        <mn>3</mn>
      </mrow>
    </mfrac>
    <annotation encoding="StarMath 5.0">{5 `times` 3}over {4 `times` 3}</annotation>
  </semantics>
</math>
</file>

<file path=Object 27/content.xml><?xml version="1.0" encoding="utf-8"?>
<math xmlns="http://www.w3.org/1998/Math/MathML" display="block">
  <semantics>
    <mfrac>
      <mn>5</mn>
      <mn>4</mn>
    </mfrac>
    <annotation encoding="StarMath 5.0">{5}over {4}</annotation>
  </semantics>
</math>
</file>

<file path=Object 28/content.xml><?xml version="1.0" encoding="utf-8"?>
<math xmlns="http://www.w3.org/1998/Math/MathML" display="block">
  <semantics>
    <mfrac>
      <mrow>
        <mn>5</mn>
        <mrow>
          <mspace width="0.5em"/>
          <mo stretchy="false">×</mo>
          <mspace width="0.5em"/>
        </mrow>
        <mn>4</mn>
      </mrow>
      <mrow>
        <mn>4</mn>
        <mrow>
          <mspace width="0.5em"/>
          <mo stretchy="false">×</mo>
          <mspace width="0.5em"/>
        </mrow>
        <mn>5</mn>
      </mrow>
    </mfrac>
    <annotation encoding="StarMath 5.0">{5 `times` 4}over {4 `times` 5}</annotation>
  </semantics>
</math>
</file>

<file path=Object 29/content.xml><?xml version="1.0" encoding="utf-8"?>
<math xmlns="http://www.w3.org/1998/Math/MathML" display="block">
  <semantics>
    <mfrac>
      <mn>5</mn>
      <mn>4</mn>
    </mfrac>
    <annotation encoding="StarMath 5.0">{5}over {4}</annotation>
  </semantics>
</math>
</file>

<file path=Object 3/content.xml><?xml version="1.0" encoding="utf-8"?>
<math xmlns="http://www.w3.org/1998/Math/MathML" display="block">
  <semantics>
    <mfrac>
      <mrow>
        <mn>1</mn>
        <mn>,2</mn>
      </mrow>
      <mn>6</mn>
    </mfrac>
    <annotation encoding="StarMath 5.0">{1,2} over {6}</annotation>
  </semantics>
</math>
</file>

<file path=Object 30/content.xml><?xml version="1.0" encoding="utf-8"?>
<math xmlns="http://www.w3.org/1998/Math/MathML" display="block">
  <semantics>
    <mfrac>
      <mn>44</mn>
      <mn>55</mn>
    </mfrac>
    <annotation encoding="StarMath 5.0">{44}over {55}</annotation>
  </semantics>
</math>
</file>

<file path=Object 31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32/content.xml><?xml version="1.0" encoding="utf-8"?>
<math xmlns="http://www.w3.org/1998/Math/MathML" display="block">
  <semantics>
    <mfrac>
      <mn>5</mn>
      <mn>4</mn>
    </mfrac>
    <annotation encoding="StarMath 5.0">{5}over {4}</annotation>
  </semantics>
</math>
</file>

<file path=Object 33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34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35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36/content.xml><?xml version="1.0" encoding="utf-8"?>
<math xmlns="http://www.w3.org/1998/Math/MathML" display="block">
  <semantics>
    <mfrac>
      <mn>8</mn>
      <mn>10</mn>
    </mfrac>
    <annotation encoding="StarMath 5.0">{8}over {10}</annotation>
  </semantics>
</math>
</file>

<file path=Object 37/content.xml><?xml version="1.0" encoding="utf-8"?>
<math xmlns="http://www.w3.org/1998/Math/MathML" display="block">
  <semantics>
    <mfrac>
      <mn>4</mn>
      <mn>4</mn>
    </mfrac>
    <annotation encoding="StarMath 5.0">{4}over {4}</annotation>
  </semantics>
</math>
</file>

<file path=Object 38/content.xml><?xml version="1.0" encoding="utf-8"?>
<math xmlns="http://www.w3.org/1998/Math/MathML" display="block">
  <semantics>
    <mfrac>
      <mn>11</mn>
      <mn>11</mn>
    </mfrac>
    <annotation encoding="StarMath 5.0">{11}over {11}</annotation>
  </semantics>
</math>
</file>

<file path=Object 39/content.xml><?xml version="1.0" encoding="utf-8"?>
<math xmlns="http://www.w3.org/1998/Math/MathML" display="block">
  <semantics>
    <mfrac>
      <mn>36</mn>
      <mn>8</mn>
    </mfrac>
    <annotation encoding="StarMath 5.0">{36}over {8}</annotation>
  </semantics>
</math>
</file>

<file path=Object 4/content.xml><?xml version="1.0" encoding="utf-8"?>
<math xmlns="http://www.w3.org/1998/Math/MathML" display="block">
  <semantics>
    <mfrac>
      <mrow>
        <mn>3</mn>
        <mn>,6</mn>
      </mrow>
      <mn>18</mn>
    </mfrac>
    <annotation encoding="StarMath 5.0">{3,6} over {18}</annotation>
  </semantics>
</math>
</file>

<file path=Object 40/content.xml><?xml version="1.0" encoding="utf-8"?>
<math xmlns="http://www.w3.org/1998/Math/MathML" display="block">
  <semantics>
    <mfrac>
      <mn>2</mn>
      <mn>3</mn>
    </mfrac>
    <annotation encoding="StarMath 5.0">{2}over {3}</annotation>
  </semantics>
</math>
</file>

<file path=Object 41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24</mn>
    </mfrac>
    <annotation encoding="StarMath 5.0">color silver{color silver{.....} }over {{24} }</annotation>
  </semantics>
</math>
</file>

<file path=Object 42/content.xml><?xml version="1.0" encoding="utf-8"?>
<math xmlns="http://www.w3.org/1998/Math/MathML" display="block">
  <semantics>
    <mfrac>
      <mn>3</mn>
      <mn>9</mn>
    </mfrac>
    <annotation encoding="StarMath 5.0">{3}over {9}</annotation>
  </semantics>
</math>
</file>

<file path=Object 43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81</mn>
    </mfrac>
    <annotation encoding="StarMath 5.0">color silver{color silver{.....} }over {81}</annotation>
  </semantics>
</math>
</file>

<file path=Object 44/content.xml><?xml version="1.0" encoding="utf-8"?>
<math xmlns="http://www.w3.org/1998/Math/MathML" display="block">
  <semantics>
    <mfrac>
      <mn>9</mn>
      <mn>7</mn>
    </mfrac>
    <annotation encoding="StarMath 5.0">{9}over {7}</annotation>
  </semantics>
</math>
</file>

<file path=Object 45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49</mn>
    </mfrac>
    <annotation encoding="StarMath 5.0">color silver{color silver{.....} }over {49}</annotation>
  </semantics>
</math>
</file>

<file path=Object 46/content.xml><?xml version="1.0" encoding="utf-8"?>
<math xmlns="http://www.w3.org/1998/Math/MathML" display="block">
  <semantics>
    <mfrac>
      <mn>1</mn>
      <mn>9</mn>
    </mfrac>
    <annotation encoding="StarMath 5.0">{1}over {9}</annotation>
  </semantics>
</math>
</file>

<file path=Object 47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18</mn>
    </mfrac>
    <annotation encoding="StarMath 5.0">color silver{color silver{.....} }over {18}</annotation>
  </semantics>
</math>
</file>

<file path=Object 48/content.xml><?xml version="1.0" encoding="utf-8"?>
<math xmlns="http://www.w3.org/1998/Math/MathML" display="block">
  <semantics>
    <mfrac>
      <mn>9</mn>
      <mn>6</mn>
    </mfrac>
    <annotation encoding="StarMath 5.0">{9}over {6}</annotation>
  </semantics>
</math>
</file>

<file path=Object 49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24</mn>
    </mfrac>
    <annotation encoding="StarMath 5.0">color silver{color silver{.....} }over {{24} }</annotation>
  </semantics>
</math>
</file>

<file path=Object 5/content.xml><?xml version="1.0" encoding="utf-8"?>
<math xmlns="http://www.w3.org/1998/Math/MathML" display="block">
  <semantics>
    <mrow>
      <mo fence="true" form="prefix" stretchy="true">(</mo>
      <mrow>
        <mfrac>
          <mn>9</mn>
          <mn>12</mn>
        </mfrac>
      </mrow>
      <mo fence="true" form="postfix" stretchy="true">)</mo>
    </mrow>
    <annotation encoding="StarMath 5.0">left({9}over{12}right)</annotation>
  </semantics>
</math>
</file>

<file path=Object 50/content.xml><?xml version="1.0" encoding="utf-8"?>
<math xmlns="http://www.w3.org/1998/Math/MathML" display="block">
  <semantics>
    <mfrac>
      <mn>9</mn>
      <mn>6</mn>
    </mfrac>
    <annotation encoding="StarMath 5.0">{9}over {6}</annotation>
  </semantics>
</math>
</file>

<file path=Object 51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36</mn>
    </mfrac>
    <annotation encoding="StarMath 5.0">color silver{color silver{.....} }over {36}</annotation>
  </semantics>
</math>
</file>

<file path=Object 52/content.xml><?xml version="1.0" encoding="utf-8"?>
<math xmlns="http://www.w3.org/1998/Math/MathML" display="block">
  <semantics>
    <mfrac>
      <mn>7</mn>
      <mn>1</mn>
    </mfrac>
    <annotation encoding="StarMath 5.0">{7}over {1}</annotation>
  </semantics>
</math>
</file>

<file path=Object 53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8</mn>
    </mfrac>
    <annotation encoding="StarMath 5.0">color silver{color silver{.....} }over {8}</annotation>
  </semantics>
</math>
</file>

<file path=Object 54/content.xml><?xml version="1.0" encoding="utf-8"?>
<math xmlns="http://www.w3.org/1998/Math/MathML" display="block">
  <semantics>
    <mfrac>
      <mn>3</mn>
      <mn>1</mn>
    </mfrac>
    <annotation encoding="StarMath 5.0">{3}over {1}</annotation>
  </semantics>
</math>
</file>

<file path=Object 55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15</mn>
    </mfrac>
    <annotation encoding="StarMath 5.0">color silver{color silver{.....} }over {15}</annotation>
  </semantics>
</math>
</file>

<file path=Object 56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6</mn>
    </mfrac>
    <annotation encoding="StarMath 5.0">color silver{color silver{.....} }over {6}</annotation>
  </semantics>
</math>
</file>

<file path=Object 57/content.xml><?xml version="1.0" encoding="utf-8"?>
<math xmlns="http://www.w3.org/1998/Math/MathML" display="block">
  <semantics>
    <mfrac>
      <mn>15</mn>
      <mn>18</mn>
    </mfrac>
    <annotation encoding="StarMath 5.0">{15}over {18}</annotation>
  </semantics>
</math>
</file>

<file path=Object 58/content.xml><?xml version="1.0" encoding="utf-8"?>
<math xmlns="http://www.w3.org/1998/Math/MathML" display="block">
  <semantics>
    <mfrac>
      <mn>6</mn>
      <mn>9</mn>
    </mfrac>
    <annotation encoding="StarMath 5.0">{6}over {9}</annotation>
  </semantics>
</math>
</file>

<file path=Object 59/content.xml><?xml version="1.0" encoding="utf-8"?>
<math xmlns="http://www.w3.org/1998/Math/MathML" display="block">
  <semantics>
    <mfrac>
      <mn>12</mn>
      <mn>18</mn>
    </mfrac>
    <annotation encoding="StarMath 5.0">{12}over {18}</annotation>
  </semantics>
</math>
</file>

<file path=Object 6/content.xml><?xml version="1.0" encoding="utf-8"?>
<math xmlns="http://www.w3.org/1998/Math/MathML" display="block">
  <semantics>
    <mrow>
      <mo fence="true" form="prefix" stretchy="true">(</mo>
      <mrow>
        <mfrac>
          <mn>20</mn>
          <mn>12</mn>
        </mfrac>
      </mrow>
      <mo fence="true" form="postfix" stretchy="true">)</mo>
    </mrow>
    <annotation encoding="StarMath 5.0">left({20}over{12}right)</annotation>
  </semantics>
</math>
</file>

<file path=Object 60/content.xml><?xml version="1.0" encoding="utf-8"?>
<math xmlns="http://www.w3.org/1998/Math/MathML" display="block">
  <semantics>
    <mfrac>
      <mn>10</mn>
      <mn>12</mn>
    </mfrac>
    <annotation encoding="StarMath 5.0">{10}over {12}</annotation>
  </semantics>
</math>
</file>

<file path=Object 61/content.xml><?xml version="1.0" encoding="utf-8"?>
<math xmlns="http://www.w3.org/1998/Math/MathML" display="block">
  <semantics>
    <mfrac>
      <mn>21</mn>
      <mn>28</mn>
    </mfrac>
    <annotation encoding="StarMath 5.0">{21}over {28}</annotation>
  </semantics>
</math>
</file>

<file path=Object 62/content.xml><?xml version="1.0" encoding="utf-8"?>
<math xmlns="http://www.w3.org/1998/Math/MathML" display="block">
  <semantics>
    <mfrac>
      <mn>6</mn>
      <mn>8</mn>
    </mfrac>
    <annotation encoding="StarMath 5.0">{6}over {8}</annotation>
  </semantics>
</math>
</file>

<file path=Object 63/content.xml><?xml version="1.0" encoding="utf-8"?>
<math xmlns="http://www.w3.org/1998/Math/MathML" display="block">
  <semantics>
    <mfrac>
      <mn>10</mn>
      <mn>15</mn>
    </mfrac>
    <annotation encoding="StarMath 5.0">{10}over {15}</annotation>
  </semantics>
</math>
</file>

<file path=Object 64/content.xml><?xml version="1.0" encoding="utf-8"?>
<math xmlns="http://www.w3.org/1998/Math/MathML" display="block">
  <semantics>
    <mfrac>
      <mn>20</mn>
      <mn>24</mn>
    </mfrac>
    <annotation encoding="StarMath 5.0">{20}over {24}</annotation>
  </semantics>
</math>
</file>

<file path=Object 65/content.xml><?xml version="1.0" encoding="utf-8"?>
<math xmlns="http://www.w3.org/1998/Math/MathML" display="block">
  <semantics>
    <mfrac>
      <mn>2</mn>
      <mn>3</mn>
    </mfrac>
    <annotation encoding="StarMath 5.0">{2}over {3}</annotation>
  </semantics>
</math>
</file>

<file path=Object 66/content.xml><?xml version="1.0" encoding="utf-8"?>
<math xmlns="http://www.w3.org/1998/Math/MathML" display="block">
  <semantics>
    <mfrac>
      <mn>3</mn>
      <mn>4</mn>
    </mfrac>
    <annotation encoding="StarMath 5.0">{3}over {4}</annotation>
  </semantics>
</math>
</file>

<file path=Object 67/content.xml><?xml version="1.0" encoding="utf-8"?>
<math xmlns="http://www.w3.org/1998/Math/MathML" display="block">
  <semantics>
    <mfrac>
      <mn>5</mn>
      <mn>6</mn>
    </mfrac>
    <annotation encoding="StarMath 5.0">{5}over {6}</annotation>
  </semantics>
</math>
</file>

<file path=Object 68/content.xml><?xml version="1.0" encoding="utf-8"?>
<math xmlns="http://www.w3.org/1998/Math/MathML" display="block">
  <semantics>
    <mfrac>
      <mn>5</mn>
      <mn>4</mn>
    </mfrac>
    <annotation encoding="StarMath 5.0">{5}over {4}</annotation>
  </semantics>
</math>
</file>

<file path=Object 69/content.xml><?xml version="1.0" encoding="utf-8"?>
<math xmlns="http://www.w3.org/1998/Math/MathML" display="block">
  <semantics>
    <mfrac>
      <mn>54</mn>
      <mn>45</mn>
    </mfrac>
    <annotation encoding="StarMath 5.0">{54}over {45}</annotation>
  </semantics>
</math>
</file>

<file path=Object 7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style mathcolor="silver">
        <mstyle mathcolor="silver">
          <mn>.....</mn>
        </mstyle>
      </mstyle>
    </mfrac>
    <annotation encoding="StarMath 5.0">color silver {color silver{.....}} over color silver {color silver{.....}} </annotation>
  </semantics>
</math>
</file>

<file path=Object 70/content.xml><?xml version="1.0" encoding="utf-8"?>
<math xmlns="http://www.w3.org/1998/Math/MathML" display="block">
  <semantics>
    <mfrac>
      <mn>28</mn>
      <mn>42</mn>
    </mfrac>
    <annotation encoding="StarMath 5.0">{28}over {42}</annotation>
  </semantics>
</math>
</file>

<file path=Object 71/content.xml><?xml version="1.0" encoding="utf-8"?>
<math xmlns="http://www.w3.org/1998/Math/MathML" display="block">
  <semantics>
    <mfrac>
      <mn>12</mn>
      <mn>15</mn>
    </mfrac>
    <annotation encoding="StarMath 5.0">{12}over {15}</annotation>
  </semantics>
</math>
</file>

<file path=Object 72/content.xml><?xml version="1.0" encoding="utf-8"?>
<math xmlns="http://www.w3.org/1998/Math/MathML" display="block">
  <semantics>
    <mfrac>
      <mn>1</mn>
      <mn>2</mn>
    </mfrac>
    <annotation encoding="StarMath 5.0">{1}over {2}</annotation>
  </semantics>
</math>
</file>

<file path=Object 73/content.xml><?xml version="1.0" encoding="utf-8"?>
<math xmlns="http://www.w3.org/1998/Math/MathML" display="block">
  <semantics>
    <mfrac>
      <mn>9</mn>
      <mn>8</mn>
    </mfrac>
    <annotation encoding="StarMath 5.0">{9}over {8}</annotation>
  </semantics>
</math>
</file>

<file path=Object 74/content.xml><?xml version="1.0" encoding="utf-8"?>
<math xmlns="http://www.w3.org/1998/Math/MathML" display="block">
  <semantics>
    <mfrac>
      <mn>4</mn>
      <mn>6</mn>
    </mfrac>
    <annotation encoding="StarMath 5.0">{4}over {6}</annotation>
  </semantics>
</math>
</file>

<file path=Object 75/content.xml><?xml version="1.0" encoding="utf-8"?>
<math xmlns="http://www.w3.org/1998/Math/MathML" display="block">
  <semantics>
    <mfrac>
      <mn>50</mn>
      <mn>40</mn>
    </mfrac>
    <annotation encoding="StarMath 5.0">{50}over {40}</annotation>
  </semantics>
</math>
</file>

<file path=Object 76/content.xml><?xml version="1.0" encoding="utf-8"?>
<math xmlns="http://www.w3.org/1998/Math/MathML" display="block">
  <semantics>
    <mfrac>
      <mn>4</mn>
      <mn>36</mn>
    </mfrac>
    <annotation encoding="StarMath 5.0">{4}over {36}</annotation>
  </semantics>
</math>
</file>

<file path=Object 77/content.xml><?xml version="1.0" encoding="utf-8"?>
<math xmlns="http://www.w3.org/1998/Math/MathML" display="block">
  <semantics>
    <mfrac>
      <mn>27</mn>
      <mn>54</mn>
    </mfrac>
    <annotation encoding="StarMath 5.0">{27}over {54}</annotation>
  </semantics>
</math>
</file>

<file path=Object 78/content.xml><?xml version="1.0" encoding="utf-8"?>
<math xmlns="http://www.w3.org/1998/Math/MathML" display="block">
  <semantics>
    <mfrac>
      <mn>36</mn>
      <mn>4</mn>
    </mfrac>
    <annotation encoding="StarMath 5.0">{36}over {4}</annotation>
  </semantics>
</math>
</file>

<file path=Object 79/content.xml><?xml version="1.0" encoding="utf-8"?>
<math xmlns="http://www.w3.org/1998/Math/MathML" display="block">
  <semantics>
    <mfrac>
      <mn>1</mn>
      <mn>9</mn>
    </mfrac>
    <annotation encoding="StarMath 5.0">{1}over {9}</annotation>
  </semantics>
</math>
</file>

<file path=Object 8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style mathcolor="silver">
        <mstyle mathcolor="silver">
          <mn>.....</mn>
        </mstyle>
      </mstyle>
    </mfrac>
    <annotation encoding="StarMath 5.0">color silver {color silver{.....}} over color silver {color silver{.....}} </annotation>
  </semantics>
</math>
</file>

<file path=Object 80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81/content.xml><?xml version="1.0" encoding="utf-8"?>
<math xmlns="http://www.w3.org/1998/Math/MathML" display="block">
  <semantics>
    <mfrac>
      <mn>6</mn>
      <mn>5</mn>
    </mfrac>
    <annotation encoding="StarMath 5.0">{6}over {5}</annotation>
  </semantics>
</math>
</file>

<file path=Object 82/content.xml><?xml version="1.0" encoding="utf-8"?>
<math xmlns="http://www.w3.org/1998/Math/MathML" display="block">
  <semantics>
    <mfrac>
      <mn>3</mn>
      <mn>9</mn>
    </mfrac>
    <annotation encoding="StarMath 5.0">{3}over {9}</annotation>
  </semantics>
</math>
</file>

<file path=Object 83/content.xml><?xml version="1.0" encoding="utf-8"?>
<math xmlns="http://www.w3.org/1998/Math/MathML" display="block">
  <semantics>
    <mfrac>
      <mn>8</mn>
      <mn>24</mn>
    </mfrac>
    <annotation encoding="StarMath 5.0">{8}over {24}</annotation>
  </semantics>
</math>
</file>

<file path=Object 84/content.xml><?xml version="1.0" encoding="utf-8"?>
<math xmlns="http://www.w3.org/1998/Math/MathML" display="block">
  <semantics>
    <mfrac>
      <mn>7</mn>
      <mn>21</mn>
    </mfrac>
    <annotation encoding="StarMath 5.0">{7}over {21
}</annotation>
  </semantics>
</math>
</file>

<file path=Object 9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style mathcolor="silver">
        <mstyle mathcolor="silver">
          <mn>.....</mn>
        </mstyle>
      </mstyle>
    </mfrac>
    <annotation encoding="StarMath 5.0">color silver {color silver{.....}} over color silver {color silver{.....}} </annotation>
  </semantics>
</math>
</file>